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9.005cm" svg:x="13.63cm" svg:y="73.683cm">
            <draw:object draw:notify-on-update-of-ranges="Sheet1.A1:Sheet1.A1 Sheet1.A2:Sheet1.A176 Sheet1.D1:Sheet1.D1 Sheet1.D2:Sheet1.D17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3.759cm" svg:y="0.499cm">
            <draw:object draw:notify-on-update-of-ranges="Sheet1.A2:Sheet1.A176 Sheet1.C1:Sheet1.C1 Sheet1.C2:Sheet1.C17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Distance</text:p>
          </table:table-cell>
          <table:table-cell office:value-type="string">
            <text:p>Force</text:p>
          </table:table-cell>
          <table:table-cell office:value-type="string">
            <text:p>Flux linkage</text:p>
          </table:table-cell>
          <table:table-cell office:value-type="string">
            <text:p>dL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17.8786042646625">
            <text:p>17.8786042647</text:p>
          </table:table-cell>
          <table:table-cell office:value-type="float" office:value="0.00675695534072964">
            <text:p>0.0067569553</text:p>
          </table:table-cell>
          <table:table-cell table:formula="of:=[.C3]-[.C2]" office:value-type="float" office:value="0.0000343070504942216">
            <text:p>3.43070504942216E-00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16.5528536041445">
            <text:p>16.5528536041</text:p>
          </table:table-cell>
          <table:table-cell office:value-type="float" office:value="0.00679126239122386">
            <text:p>0.0067912624</text:p>
          </table:table-cell>
          <table:table-cell table:formula="of:=[.C4]-[.C3]" office:value-type="float" office:value="0.0000324377898217225">
            <text:p>3.24377898217225E-00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15.3236952382805">
            <text:p>15.3236952383</text:p>
          </table:table-cell>
          <table:table-cell office:value-type="float" office:value="0.00682370018104559">
            <text:p>0.0068237002</text:p>
          </table:table-cell>
          <table:table-cell table:formula="of:=[.C5]-[.C4]" office:value-type="float" office:value="0.0000395836947097924">
            <text:p>3.95836947097924E-00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14.2323231769549">
            <text:p>14.232323177</text:p>
          </table:table-cell>
          <table:table-cell office:value-type="float" office:value="0.00686328387575538">
            <text:p>0.0068632839</text:p>
          </table:table-cell>
          <table:table-cell table:formula="of:=[.C6]-[.C5]" office:value-type="float" office:value="0.0000495345018765294">
            <text:p>4.95345018765294E-00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3.3322291561168">
            <text:p>13.3322291561</text:p>
          </table:table-cell>
          <table:table-cell office:value-type="float" office:value="0.00691281837763191">
            <text:p>0.0069128184</text:p>
          </table:table-cell>
          <table:table-cell table:formula="of:=[.C7]-[.C6]" office:value-type="float" office:value="0.0000477640242706068">
            <text:p>0.000047764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2.6437992110608">
            <text:p>12.6437992111</text:p>
          </table:table-cell>
          <table:table-cell office:value-type="float" office:value="0.00696058240190252">
            <text:p>0.0069605824</text:p>
          </table:table-cell>
          <table:table-cell table:formula="of:=[.C8]-[.C7]" office:value-type="float" office:value="0.0000713289118091601">
            <text:p>7.13289118091601E-00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1.843046316219">
            <text:p>11.8430463162</text:p>
          </table:table-cell>
          <table:table-cell office:value-type="float" office:value="0.00703191131371168">
            <text:p>0.0070319113</text:p>
          </table:table-cell>
          <table:table-cell table:formula="of:=[.C9]-[.C8]" office:value-type="float" office:value="0.0000683835063373201">
            <text:p>6.83835063373201E-00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1.2672266055403">
            <text:p>11.2672266055</text:p>
          </table:table-cell>
          <table:table-cell office:value-type="float" office:value="0.007100294820049">
            <text:p>0.0071002948</text:p>
          </table:table-cell>
          <table:table-cell table:formula="of:=[.C10]-[.C9]" office:value-type="float" office:value="0.0000853265011085584">
            <text:p>8.53265011085584E-00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0.4961256535196">
            <text:p>10.4961256535</text:p>
          </table:table-cell>
          <table:table-cell office:value-type="float" office:value="0.00718562132115756">
            <text:p>0.0071856213</text:p>
          </table:table-cell>
          <table:table-cell table:formula="of:=[.C11]-[.C10]" office:value-type="float" office:value="0.0000770079533796266">
            <text:p>0.00007700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.1158463580034">
            <text:p>10.115846358</text:p>
          </table:table-cell>
          <table:table-cell office:value-type="float" office:value="0.00726262927453718">
            <text:p>0.0072626293</text:p>
          </table:table-cell>
          <table:table-cell table:formula="of:=[.C12]-[.C11]" office:value-type="float" office:value="0.0000972857980852905">
            <text:p>9.72857980852905E-00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9.52095085691278">
            <text:p>9.5209508569</text:p>
          </table:table-cell>
          <table:table-cell office:value-type="float" office:value="0.00735991507262247">
            <text:p>0.0073599151</text:p>
          </table:table-cell>
          <table:table-cell table:formula="of:=[.C13]-[.C12]" office:value-type="float" office:value="0.000108230078120745">
            <text:p>0.000108230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9.2384096758711">
            <text:p>9.2384096759</text:p>
          </table:table-cell>
          <table:table-cell office:value-type="float" office:value="0.00746814515074322">
            <text:p>0.0074681452</text:p>
          </table:table-cell>
          <table:table-cell table:formula="of:=[.C14]-[.C13]" office:value-type="float" office:value="0.000104772653413524">
            <text:p>0.0001047727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8.85625609259598">
            <text:p>8.8562560926</text:p>
          </table:table-cell>
          <table:table-cell office:value-type="float" office:value="0.00757291780415674">
            <text:p>0.0075729178</text:p>
          </table:table-cell>
          <table:table-cell table:formula="of:=[.C15]-[.C14]" office:value-type="float" office:value="0.000115564918843443">
            <text:p>0.0001155649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8.39594717041909">
            <text:p>8.3959471704</text:p>
          </table:table-cell>
          <table:table-cell office:value-type="float" office:value="0.00768848272300018">
            <text:p>0.0076884827</text:p>
          </table:table-cell>
          <table:table-cell table:formula="of:=[.C16]-[.C15]" office:value-type="float" office:value="0.000151611291330369">
            <text:p>0.000151611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8.0802693773121">
            <text:p>8.0802693773</text:p>
          </table:table-cell>
          <table:table-cell office:value-type="float" office:value="0.00784009401433055">
            <text:p>0.007840094</text:p>
          </table:table-cell>
          <table:table-cell table:formula="of:=[.C17]-[.C16]" office:value-type="float" office:value="0.000144964646498829">
            <text:p>0.0001449646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7.71929109800011">
            <text:p>7.719291098</text:p>
          </table:table-cell>
          <table:table-cell office:value-type="float" office:value="0.00798505866082938">
            <text:p>0.0079850587</text:p>
          </table:table-cell>
          <table:table-cell table:formula="of:=[.C18]-[.C17]" office:value-type="float" office:value="0.000159134289435396">
            <text:p>0.0001591343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7.39682638839232">
            <text:p>7.3968263884</text:p>
          </table:table-cell>
          <table:table-cell office:value-type="float" office:value="0.00814419295026478">
            <text:p>0.008144193</text:p>
          </table:table-cell>
          <table:table-cell table:formula="of:=[.C19]-[.C18]" office:value-type="float" office:value="0.000166694194307596">
            <text:p>0.000166694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7.08608239698897">
            <text:p>7.086082397</text:p>
          </table:table-cell>
          <table:table-cell office:value-type="float" office:value="0.00831088714457237">
            <text:p>0.0083108871</text:p>
          </table:table-cell>
          <table:table-cell table:formula="of:=[.C20]-[.C19]" office:value-type="float" office:value="0.000170017560437434">
            <text:p>0.0001700176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6.78277797861104">
            <text:p>6.7827779786</text:p>
          </table:table-cell>
          <table:table-cell office:value-type="float" office:value="0.00848090470500981">
            <text:p>0.0084809047</text:p>
          </table:table-cell>
          <table:table-cell table:formula="of:=[.C21]-[.C20]" office:value-type="float" office:value="0.000196935612543166">
            <text:p>0.00019693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5110817474331">
            <text:p>6.5110817474</text:p>
          </table:table-cell>
          <table:table-cell office:value-type="float" office:value="0.00867784031755297">
            <text:p>0.0086778403</text:p>
          </table:table-cell>
          <table:table-cell table:formula="of:=[.C22]-[.C21]" office:value-type="float" office:value="0.000232272752967054">
            <text:p>0.0002322728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6.26136006089904">
            <text:p>6.2613600609</text:p>
          </table:table-cell>
          <table:table-cell office:value-type="float" office:value="0.00891011307052003">
            <text:p>0.0089101131</text:p>
          </table:table-cell>
          <table:table-cell table:formula="of:=[.C23]-[.C22]" office:value-type="float" office:value="0.000229111071863432">
            <text:p>0.0002291111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6.01061675860493">
            <text:p>6.0106167586</text:p>
          </table:table-cell>
          <table:table-cell office:value-type="float" office:value="0.00913922414238346">
            <text:p>0.0091392241</text:p>
          </table:table-cell>
          <table:table-cell table:formula="of:=[.C24]-[.C23]" office:value-type="float" office:value="0.000257646348818997">
            <text:p>0.000257646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5.7937982767121">
            <text:p>5.7937982767</text:p>
          </table:table-cell>
          <table:table-cell office:value-type="float" office:value="0.00939687049120246">
            <text:p>0.0093968705</text:p>
          </table:table-cell>
          <table:table-cell table:formula="of:=[.C25]-[.C24]" office:value-type="float" office:value="0.000224007441524806">
            <text:p>0.0002240074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5.54722257703053">
            <text:p>5.547222577</text:p>
          </table:table-cell>
          <table:table-cell office:value-type="float" office:value="0.00962087793272726">
            <text:p>0.0096208779</text:p>
          </table:table-cell>
          <table:table-cell table:formula="of:=[.C26]-[.C25]" office:value-type="float" office:value="0.000311338259295486">
            <text:p>0.000311338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5.31357593562796">
            <text:p>5.3135759356</text:p>
          </table:table-cell>
          <table:table-cell office:value-type="float" office:value="0.00993221619202275">
            <text:p>0.0099322162</text:p>
          </table:table-cell>
          <table:table-cell table:formula="of:=[.C27]-[.C26]" office:value-type="float" office:value="0.000278552269200602">
            <text:p>0.0002785523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5.13550065691528">
            <text:p>5.1355006569</text:p>
          </table:table-cell>
          <table:table-cell office:value-type="float" office:value="0.0102107684612234">
            <text:p>0.0102107685</text:p>
          </table:table-cell>
          <table:table-cell table:formula="of:=[.C28]-[.C27]" office:value-type="float" office:value="0.000298016417823069">
            <text:p>0.000298016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.95293202509138">
            <text:p>4.9529320251</text:p>
          </table:table-cell>
          <table:table-cell office:value-type="float" office:value="0.0105087848790464">
            <text:p>0.0105087849</text:p>
          </table:table-cell>
          <table:table-cell table:formula="of:=[.C29]-[.C28]" office:value-type="float" office:value="0.00035568456498327">
            <text:p>0.0003556846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4.78612743083928">
            <text:p>4.7861274308</text:p>
          </table:table-cell>
          <table:table-cell office:value-type="float" office:value="0.0108644694440297">
            <text:p>0.0108644694</text:p>
          </table:table-cell>
          <table:table-cell table:formula="of:=[.C30]-[.C29]" office:value-type="float" office:value="0.000353789008163619">
            <text:p>0.000353789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4.62758794943017">
            <text:p>4.6275879494</text:p>
          </table:table-cell>
          <table:table-cell office:value-type="float" office:value="0.0112182584521933">
            <text:p>0.0112182585</text:p>
          </table:table-cell>
          <table:table-cell table:formula="of:=[.C31]-[.C30]" office:value-type="float" office:value="0.0003526882188591">
            <text:p>0.00035268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4986839174644">
            <text:p>4.4498683917</text:p>
          </table:table-cell>
          <table:table-cell office:value-type="float" office:value="0.0115709466710524">
            <text:p>0.0115709467</text:p>
          </table:table-cell>
          <table:table-cell table:formula="of:=[.C32]-[.C31]" office:value-type="float" office:value="0.00043420583754394">
            <text:p>0.0004342058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4.2724001668861">
            <text:p>4.2724001669</text:p>
          </table:table-cell>
          <table:table-cell office:value-type="float" office:value="0.0120051525085964">
            <text:p>0.0120051525</text:p>
          </table:table-cell>
          <table:table-cell table:formula="of:=[.C33]-[.C32]" office:value-type="float" office:value="0.00040217687495744">
            <text:p>0.0004021769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4.127593511697">
            <text:p>4.1275935117</text:p>
          </table:table-cell>
          <table:table-cell office:value-type="float" office:value="0.0124073293835538">
            <text:p>0.0124073294</text:p>
          </table:table-cell>
          <table:table-cell table:formula="of:=[.C34]-[.C33]" office:value-type="float" office:value="0.000434827341452761">
            <text:p>0.0004348273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3.98022251912783">
            <text:p>3.9802225191</text:p>
          </table:table-cell>
          <table:table-cell office:value-type="float" office:value="0.0128421567250066">
            <text:p>0.0128421567</text:p>
          </table:table-cell>
          <table:table-cell table:formula="of:=[.C35]-[.C34]" office:value-type="float" office:value="0.000460831011959059">
            <text:p>0.000460831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3.82462121973057">
            <text:p>3.8246212197</text:p>
          </table:table-cell>
          <table:table-cell office:value-type="float" office:value="0.0133029877369656">
            <text:p>0.0133029877</text:p>
          </table:table-cell>
          <table:table-cell table:formula="of:=[.C36]-[.C35]" office:value-type="float" office:value="0.00053659101674166">
            <text:p>0.00053659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.70285931039995">
            <text:p>3.7028593104</text:p>
          </table:table-cell>
          <table:table-cell office:value-type="float" office:value="0.0138395787537073">
            <text:p>0.0138395788</text:p>
          </table:table-cell>
          <table:table-cell table:formula="of:=[.C37]-[.C36]" office:value-type="float" office:value="0.000510726745614731">
            <text:p>0.0005107267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3.54635893142824">
            <text:p>3.5463589314</text:p>
          </table:table-cell>
          <table:table-cell office:value-type="float" office:value="0.014350305499322">
            <text:p>0.0143503055</text:p>
          </table:table-cell>
          <table:table-cell table:formula="of:=[.C38]-[.C37]" office:value-type="float" office:value="0.00051035201617384">
            <text:p>0.000510352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3.40745178868919">
            <text:p>3.4074517887</text:p>
          </table:table-cell>
          <table:table-cell office:value-type="float" office:value="0.0148606575154958">
            <text:p>0.0148606575</text:p>
          </table:table-cell>
          <table:table-cell table:formula="of:=[.C39]-[.C38]" office:value-type="float" office:value="0.00061867177051589">
            <text:p>0.0006186718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3.30824303965994">
            <text:p>3.3082430397</text:p>
          </table:table-cell>
          <table:table-cell office:value-type="float" office:value="0.0154793292860117">
            <text:p>0.0154793293</text:p>
          </table:table-cell>
          <table:table-cell table:formula="of:=[.C40]-[.C39]" office:value-type="float" office:value="0.000600859714087389">
            <text:p>0.0006008597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3.23328466799643">
            <text:p>3.233284668</text:p>
          </table:table-cell>
          <table:table-cell office:value-type="float" office:value="0.0160801890000991">
            <text:p>0.016080189</text:p>
          </table:table-cell>
          <table:table-cell table:formula="of:=[.C41]-[.C40]" office:value-type="float" office:value="0.00059857447896712">
            <text:p>0.00059857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08182685571392">
            <text:p>3.0818268557</text:p>
          </table:table-cell>
          <table:table-cell office:value-type="float" office:value="0.0166787634790662">
            <text:p>0.0166787635</text:p>
          </table:table-cell>
          <table:table-cell table:formula="of:=[.C42]-[.C41]" office:value-type="float" office:value="0.000658623929202181">
            <text:p>0.0006586239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2.98436421191164">
            <text:p>2.9843642119</text:p>
          </table:table-cell>
          <table:table-cell office:value-type="float" office:value="0.0173373874082684">
            <text:p>0.0173373874</text:p>
          </table:table-cell>
          <table:table-cell table:formula="of:=[.C43]-[.C42]" office:value-type="float" office:value="0.000753637786982359">
            <text:p>0.0007536378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2.82952838763485">
            <text:p>2.8295283876</text:p>
          </table:table-cell>
          <table:table-cell office:value-type="float" office:value="0.0180910251952508">
            <text:p>0.0180910252</text:p>
          </table:table-cell>
          <table:table-cell table:formula="of:=[.C44]-[.C43]" office:value-type="float" office:value="0.000781866413380041">
            <text:p>0.0007818664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2.76059385209374">
            <text:p>2.7605938521</text:p>
          </table:table-cell>
          <table:table-cell office:value-type="float" office:value="0.0188728916086308">
            <text:p>0.0188728916</text:p>
          </table:table-cell>
          <table:table-cell table:formula="of:=[.C45]-[.C44]" office:value-type="float" office:value="0.000760926088285631">
            <text:p>0.0007609261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2.66279609904609">
            <text:p>2.662796099</text:p>
          </table:table-cell>
          <table:table-cell office:value-type="float" office:value="0.0196338176969165">
            <text:p>0.0196338177</text:p>
          </table:table-cell>
          <table:table-cell table:formula="of:=[.C46]-[.C45]" office:value-type="float" office:value="0.000760165870240938">
            <text:p>0.000760165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2.55893619748582">
            <text:p>2.5589361975</text:p>
          </table:table-cell>
          <table:table-cell office:value-type="float" office:value="0.0203939835671574">
            <text:p>0.0203939836</text:p>
          </table:table-cell>
          <table:table-cell table:formula="of:=[.C47]-[.C46]" office:value-type="float" office:value="0.000856694301321799">
            <text:p>0.0008566943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2.42353780509339">
            <text:p>2.4235378051</text:p>
          </table:table-cell>
          <table:table-cell office:value-type="float" office:value="0.0212506778684792">
            <text:p>0.0212506779</text:p>
          </table:table-cell>
          <table:table-cell table:formula="of:=[.C48]-[.C47]" office:value-type="float" office:value="0.000853977302976892">
            <text:p>0.0008539773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2.37218459929979">
            <text:p>2.3721845993</text:p>
          </table:table-cell>
          <table:table-cell office:value-type="float" office:value="0.0221046551714561">
            <text:p>0.0221046552</text:p>
          </table:table-cell>
          <table:table-cell table:formula="of:=[.C49]-[.C48]" office:value-type="float" office:value="0.000894902427189998">
            <text:p>0.0008949024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2.26907943525013">
            <text:p>2.2690794353</text:p>
          </table:table-cell>
          <table:table-cell office:value-type="float" office:value="0.0229995575986461">
            <text:p>0.0229995576</text:p>
          </table:table-cell>
          <table:table-cell table:formula="of:=[.C50]-[.C49]" office:value-type="float" office:value="0.000943871052395219">
            <text:p>0.0009438711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2.1908880430233">
            <text:p>2.190888043</text:p>
          </table:table-cell>
          <table:table-cell office:value-type="float" office:value="0.0239434286510413">
            <text:p>0.0239434287</text:p>
          </table:table-cell>
          <table:table-cell table:formula="of:=[.C51]-[.C50]" office:value-type="float" office:value="0.00097420030559572">
            <text:p>0.00097420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.11622285609336">
            <text:p>2.1162228561</text:p>
          </table:table-cell>
          <table:table-cell office:value-type="float" office:value="0.024917628956637">
            <text:p>0.024917629</text:p>
          </table:table-cell>
          <table:table-cell table:formula="of:=[.C52]-[.C51]" office:value-type="float" office:value="0.00103179454051005">
            <text:p>0.0010317945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2.04225004505399">
            <text:p>2.0422500451</text:p>
          </table:table-cell>
          <table:table-cell office:value-type="float" office:value="0.0259494234971471">
            <text:p>0.0259494235</text:p>
          </table:table-cell>
          <table:table-cell table:formula="of:=[.C53]-[.C52]" office:value-type="float" office:value="0.00110204023260598">
            <text:p>0.0011020402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1.97275632319528">
            <text:p>1.9727563232</text:p>
          </table:table-cell>
          <table:table-cell office:value-type="float" office:value="0.027051463729753">
            <text:p>0.0270514637</text:p>
          </table:table-cell>
          <table:table-cell table:formula="of:=[.C54]-[.C53]" office:value-type="float" office:value="0.00104878837363348">
            <text:p>0.0010487884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1.88047198165397">
            <text:p>1.8804719817</text:p>
          </table:table-cell>
          <table:table-cell office:value-type="float" office:value="0.0281002521033865">
            <text:p>0.0281002521</text:p>
          </table:table-cell>
          <table:table-cell table:formula="of:=[.C55]-[.C54]" office:value-type="float" office:value="0.00112362028163689">
            <text:p>0.0011236203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1.77024826175557">
            <text:p>1.7702482618</text:p>
          </table:table-cell>
          <table:table-cell office:value-type="float" office:value="0.0292238723850234">
            <text:p>0.0292238724</text:p>
          </table:table-cell>
          <table:table-cell table:formula="of:=[.C56]-[.C55]" office:value-type="float" office:value="0.0011495192940824">
            <text:p>0.0011495193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.72863418329047">
            <text:p>1.7286341833</text:p>
          </table:table-cell>
          <table:table-cell office:value-type="float" office:value="0.0303733916791058">
            <text:p>0.0303733917</text:p>
          </table:table-cell>
          <table:table-cell table:formula="of:=[.C57]-[.C56]" office:value-type="float" office:value="0.00117741597606432">
            <text:p>0.001177416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1.70072898254752">
            <text:p>1.7007289825</text:p>
          </table:table-cell>
          <table:table-cell office:value-type="float" office:value="0.0315508076551701">
            <text:p>0.0315508077</text:p>
          </table:table-cell>
          <table:table-cell table:formula="of:=[.C58]-[.C57]" office:value-type="float" office:value="0.00114079956076001">
            <text:p>0.0011407996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1.61276223271348">
            <text:p>1.6127622327</text:p>
          </table:table-cell>
          <table:table-cell office:value-type="float" office:value="0.0326916072159302">
            <text:p>0.0326916072</text:p>
          </table:table-cell>
          <table:table-cell table:formula="of:=[.C59]-[.C58]" office:value-type="float" office:value="0.00125617791006003">
            <text:p>0.0012561779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1.54931106671512">
            <text:p>1.5493110667</text:p>
          </table:table-cell>
          <table:table-cell office:value-type="float" office:value="0.0339477851259902">
            <text:p>0.0339477851</text:p>
          </table:table-cell>
          <table:table-cell table:formula="of:=[.C60]-[.C59]" office:value-type="float" office:value="0.00118543036020944">
            <text:p>0.0011854304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1.48557435687342">
            <text:p>1.4855743569</text:p>
          </table:table-cell>
          <table:table-cell office:value-type="float" office:value="0.0351332154861996">
            <text:p>0.0351332155</text:p>
          </table:table-cell>
          <table:table-cell table:formula="of:=[.C61]-[.C60]" office:value-type="float" office:value="0.00133619062442371">
            <text:p>0.001336190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.40578645758558">
            <text:p>1.4057864576</text:p>
          </table:table-cell>
          <table:table-cell office:value-type="float" office:value="0.0364694061106233">
            <text:p>0.0364694061</text:p>
          </table:table-cell>
          <table:table-cell table:formula="of:=[.C62]-[.C61]" office:value-type="float" office:value="0.00122531091548683">
            <text:p>0.0012253109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1.3630333861333">
            <text:p>1.3630333861</text:p>
          </table:table-cell>
          <table:table-cell office:value-type="float" office:value="0.0376947170261102">
            <text:p>0.037694717</text:p>
          </table:table-cell>
          <table:table-cell table:formula="of:=[.C63]-[.C62]" office:value-type="float" office:value="0.00131061255215926">
            <text:p>0.0013106126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1.29948639045905">
            <text:p>1.2994863905</text:p>
          </table:table-cell>
          <table:table-cell office:value-type="float" office:value="0.0390053295782694">
            <text:p>0.0390053296</text:p>
          </table:table-cell>
          <table:table-cell table:formula="of:=[.C64]-[.C63]" office:value-type="float" office:value="0.00133055375755747">
            <text:p>0.0013305538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1.20692030987664">
            <text:p>1.2069203099</text:p>
          </table:table-cell>
          <table:table-cell office:value-type="float" office:value="0.0403358833358269">
            <text:p>0.0403358833</text:p>
          </table:table-cell>
          <table:table-cell table:formula="of:=[.C65]-[.C64]" office:value-type="float" office:value="0.00131140441413796">
            <text:p>0.0013114044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1.1771359753425">
            <text:p>1.1771359753</text:p>
          </table:table-cell>
          <table:table-cell office:value-type="float" office:value="0.0416472877499648">
            <text:p>0.0416472877</text:p>
          </table:table-cell>
          <table:table-cell table:formula="of:=[.C66]-[.C65]" office:value-type="float" office:value="0.00127645326021915">
            <text:p>0.0012764533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.12080691749343">
            <text:p>1.1208069175</text:p>
          </table:table-cell>
          <table:table-cell office:value-type="float" office:value="0.042923741010184">
            <text:p>0.042923741</text:p>
          </table:table-cell>
          <table:table-cell table:formula="of:=[.C67]-[.C66]" office:value-type="float" office:value="0.0013210040668039">
            <text:p>0.0013210041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1.03360889185737">
            <text:p>1.0336088919</text:p>
          </table:table-cell>
          <table:table-cell office:value-type="float" office:value="0.0442447450769879">
            <text:p>0.0442447451</text:p>
          </table:table-cell>
          <table:table-cell table:formula="of:=[.C68]-[.C67]" office:value-type="float" office:value="0.0013148705915086">
            <text:p>0.0013148706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975379339508082">
            <text:p>0.9753793395</text:p>
          </table:table-cell>
          <table:table-cell office:value-type="float" office:value="0.0455596156684965">
            <text:p>0.0455596157</text:p>
          </table:table-cell>
          <table:table-cell table:formula="of:=[.C69]-[.C68]" office:value-type="float" office:value="0.00126967405770453">
            <text:p>0.0012696741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924872007718254">
            <text:p>0.9248720077</text:p>
          </table:table-cell>
          <table:table-cell office:value-type="float" office:value="0.046829289726201">
            <text:p>0.0468292897</text:p>
          </table:table-cell>
          <table:table-cell table:formula="of:=[.C70]-[.C69]" office:value-type="float" office:value="0.00132343351449491">
            <text:p>0.0013234335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0.901503029346063">
            <text:p>0.9015030293</text:p>
          </table:table-cell>
          <table:table-cell office:value-type="float" office:value="0.0481527232406959">
            <text:p>0.0481527232</text:p>
          </table:table-cell>
          <table:table-cell table:formula="of:=[.C71]-[.C70]" office:value-type="float" office:value="0.00120863300477553">
            <text:p>0.0012086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21629503147006">
            <text:p>0.8216295031</text:p>
          </table:table-cell>
          <table:table-cell office:value-type="float" office:value="0.0493613562454715">
            <text:p>0.0493613562</text:p>
          </table:table-cell>
          <table:table-cell table:formula="of:=[.C72]-[.C71]" office:value-type="float" office:value="0.0012182793507614">
            <text:p>0.0012182794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769505523613172">
            <text:p>0.7695055236</text:p>
          </table:table-cell>
          <table:table-cell office:value-type="float" office:value="0.0505796355962329">
            <text:p>0.0505796356</text:p>
          </table:table-cell>
          <table:table-cell table:formula="of:=[.C73]-[.C72]" office:value-type="float" office:value="0.00121642219875326">
            <text:p>0.0012164222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718012340272618">
            <text:p>0.7180123403</text:p>
          </table:table-cell>
          <table:table-cell office:value-type="float" office:value="0.0517960577949861">
            <text:p>0.0517960578</text:p>
          </table:table-cell>
          <table:table-cell table:formula="of:=[.C74]-[.C73]" office:value-type="float" office:value="0.00110255149679491">
            <text:p>0.0011025515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674001547051402">
            <text:p>0.6740015471</text:p>
          </table:table-cell>
          <table:table-cell office:value-type="float" office:value="0.052898609291781">
            <text:p>0.0528986093</text:p>
          </table:table-cell>
          <table:table-cell table:formula="of:=[.C75]-[.C74]" office:value-type="float" office:value="0.00109577356066499">
            <text:p>0.0010957736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622407095236956">
            <text:p>0.6224070952</text:p>
          </table:table-cell>
          <table:table-cell office:value-type="float" office:value="0.053994382852446">
            <text:p>0.0539943829</text:p>
          </table:table-cell>
          <table:table-cell table:formula="of:=[.C76]-[.C75]" office:value-type="float" office:value="0.00108029962943684">
            <text:p>0.0010802996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588680262392381">
            <text:p>0.5886802624</text:p>
          </table:table-cell>
          <table:table-cell office:value-type="float" office:value="0.0550746824818829">
            <text:p>0.0550746825</text:p>
          </table:table-cell>
          <table:table-cell table:formula="of:=[.C77]-[.C76]" office:value-type="float" office:value="0.00104356556912002">
            <text:p>0.0010435656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530149577614534">
            <text:p>0.5301495776</text:p>
          </table:table-cell>
          <table:table-cell office:value-type="float" office:value="0.0561182480510029">
            <text:p>0.0561182481</text:p>
          </table:table-cell>
          <table:table-cell table:formula="of:=[.C78]-[.C77]" office:value-type="float" office:value="0.000854642589320949">
            <text:p>0.0008546426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439882013405229">
            <text:p>0.4398820134</text:p>
          </table:table-cell>
          <table:table-cell office:value-type="float" office:value="0.0569728906403238">
            <text:p>0.0569728906</text:p>
          </table:table-cell>
          <table:table-cell table:formula="of:=[.C79]-[.C78]" office:value-type="float" office:value="0.000894755555437401">
            <text:p>0.0008947556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431809714872974">
            <text:p>0.4318097149</text:p>
          </table:table-cell>
          <table:table-cell office:value-type="float" office:value="0.0578676461957612">
            <text:p>0.0578676462</text:p>
          </table:table-cell>
          <table:table-cell table:formula="of:=[.C80]-[.C79]" office:value-type="float" office:value="0.000836341100349941">
            <text:p>0.0008363411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0.381155128897479">
            <text:p>0.3811551289</text:p>
          </table:table-cell>
          <table:table-cell office:value-type="float" office:value="0.0587039872961112">
            <text:p>0.0587039873</text:p>
          </table:table-cell>
          <table:table-cell table:formula="of:=[.C81]-[.C80]" office:value-type="float" office:value="0.000718196499900729">
            <text:p>0.00071819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40021209366584">
            <text:p>0.3400212094</text:p>
          </table:table-cell>
          <table:table-cell office:value-type="float" office:value="0.0594221837960119">
            <text:p>0.0594221838</text:p>
          </table:table-cell>
          <table:table-cell table:formula="of:=[.C82]-[.C81]" office:value-type="float" office:value="0.000586403463064183">
            <text:p>0.0005864035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0.301852399299251">
            <text:p>0.3018523993</text:p>
          </table:table-cell>
          <table:table-cell office:value-type="float" office:value="0.0600085872590761">
            <text:p>0.0600085873</text:p>
          </table:table-cell>
          <table:table-cell table:formula="of:=[.C83]-[.C82]" office:value-type="float" office:value="0.000612213730917258">
            <text:p>0.0006122137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251291712827861">
            <text:p>0.2512917128</text:p>
          </table:table-cell>
          <table:table-cell office:value-type="float" office:value="0.0606208009899934">
            <text:p>0.060620801</text:p>
          </table:table-cell>
          <table:table-cell table:formula="of:=[.C84]-[.C83]" office:value-type="float" office:value="0.000482040818734979">
            <text:p>0.0004820408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194006590821895">
            <text:p>0.1940065908</text:p>
          </table:table-cell>
          <table:table-cell office:value-type="float" office:value="0.0611028418087283">
            <text:p>0.0611028418</text:p>
          </table:table-cell>
          <table:table-cell table:formula="of:=[.C85]-[.C84]" office:value-type="float" office:value="0.000350739997885589">
            <text:p>0.00035074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140316564475011">
            <text:p>0.1403165645</text:p>
          </table:table-cell>
          <table:table-cell office:value-type="float" office:value="0.0614535818066139">
            <text:p>0.0614535818</text:p>
          </table:table-cell>
          <table:table-cell table:formula="of:=[.C86]-[.C85]" office:value-type="float" office:value="0.000225007158823232">
            <text:p>0.0002250072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0.117088060400759">
            <text:p>0.1170880604</text:p>
          </table:table-cell>
          <table:table-cell office:value-type="float" office:value="0.0616785889654372">
            <text:p>0.061678589</text:p>
          </table:table-cell>
          <table:table-cell table:formula="of:=[.C87]-[.C86]" office:value-type="float" office:value="0.0001731697177298">
            <text:p>0.0001731697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0.0753620649944777">
            <text:p>0.075362065</text:p>
          </table:table-cell>
          <table:table-cell office:value-type="float" office:value="0.061851758683167">
            <text:p>0.0618517587</text:p>
          </table:table-cell>
          <table:table-cell table:formula="of:=[.C88]-[.C87]" office:value-type="float" office:value="0.0000977109197061385">
            <text:p>9.77109197061385E-005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0.0135698532737011">
            <text:p>0.0135698533</text:p>
          </table:table-cell>
          <table:table-cell office:value-type="float" office:value="0.0619494696028731">
            <text:p>0.0619494696</text:p>
          </table:table-cell>
          <table:table-cell table:formula="of:=[.C89]-[.C88]" office:value-type="float" office:value="0.0000596278785308449">
            <text:p>5.96278785308449E-005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-0.0313479212420951">
            <text:p>-0.0313479212</text:p>
          </table:table-cell>
          <table:table-cell office:value-type="float" office:value="0.0620090974814039">
            <text:p>0.0620090975</text:p>
          </table:table-cell>
          <table:table-cell table:formula="of:=[.C90]-[.C89]" office:value-type="float" office:value="-0.000144900089191484">
            <text:p>-0.0001449001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-0.091215517508503">
            <text:p>-0.0912155175</text:p>
          </table:table-cell>
          <table:table-cell office:value-type="float" office:value="0.0618641973922125">
            <text:p>0.0618641974</text:p>
          </table:table-cell>
          <table:table-cell table:formula="of:=[.C91]-[.C90]" office:value-type="float" office:value="-0.000183383993842441">
            <text:p>-0.0001833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0.136462866728834">
            <text:p>-0.1364628667</text:p>
          </table:table-cell>
          <table:table-cell office:value-type="float" office:value="0.06168081339837">
            <text:p>0.0616808134</text:p>
          </table:table-cell>
          <table:table-cell table:formula="of:=[.C92]-[.C91]" office:value-type="float" office:value="-0.000202449811780719">
            <text:p>-0.0002024498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-0.175832135509514">
            <text:p>-0.1758321355</text:p>
          </table:table-cell>
          <table:table-cell office:value-type="float" office:value="0.0614783635865893">
            <text:p>0.0614783636</text:p>
          </table:table-cell>
          <table:table-cell table:formula="of:=[.C93]-[.C92]" office:value-type="float" office:value="-0.000397481972768093">
            <text:p>-0.000397482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-0.199542303291967">
            <text:p>-0.1995423033</text:p>
          </table:table-cell>
          <table:table-cell office:value-type="float" office:value="0.0610808816138212">
            <text:p>0.0610808816</text:p>
          </table:table-cell>
          <table:table-cell table:formula="of:=[.C94]-[.C93]" office:value-type="float" office:value="-0.000586637219155972">
            <text:p>-0.0005866372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-0.267289447230754">
            <text:p>-0.2672894472</text:p>
          </table:table-cell>
          <table:table-cell office:value-type="float" office:value="0.0604942443946652">
            <text:p>0.0604942444</text:p>
          </table:table-cell>
          <table:table-cell table:formula="of:=[.C95]-[.C94]" office:value-type="float" office:value="-0.000471058550036263">
            <text:p>-0.0004710586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-0.282552445020123">
            <text:p>-0.282552445</text:p>
          </table:table-cell>
          <table:table-cell office:value-type="float" office:value="0.060023185844629">
            <text:p>0.0600231858</text:p>
          </table:table-cell>
          <table:table-cell table:formula="of:=[.C96]-[.C95]" office:value-type="float" office:value="-0.000607530427743981">
            <text:p>-0.0006075304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-0.339350768773713">
            <text:p>-0.3393507688</text:p>
          </table:table-cell>
          <table:table-cell office:value-type="float" office:value="0.059415655416885">
            <text:p>0.0594156554</text:p>
          </table:table-cell>
          <table:table-cell table:formula="of:=[.C97]-[.C96]" office:value-type="float" office:value="-0.000705792781149239">
            <text:p>-0.0007057928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-0.400183426471821">
            <text:p>-0.4001834265</text:p>
          </table:table-cell>
          <table:table-cell office:value-type="float" office:value="0.0587098626357357">
            <text:p>0.0587098626</text:p>
          </table:table-cell>
          <table:table-cell table:formula="of:=[.C98]-[.C97]" office:value-type="float" office:value="-0.000795276690682412">
            <text:p>-0.0007952767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-0.461831840832174">
            <text:p>-0.4618318408</text:p>
          </table:table-cell>
          <table:table-cell office:value-type="float" office:value="0.0579145859450533">
            <text:p>0.0579145859</text:p>
          </table:table-cell>
          <table:table-cell table:formula="of:=[.C99]-[.C98]" office:value-type="float" office:value="-0.000932137888165249">
            <text:p>-0.0009321379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-0.466000430696734">
            <text:p>-0.4660004307</text:p>
          </table:table-cell>
          <table:table-cell office:value-type="float" office:value="0.0569824480568881">
            <text:p>0.0569824481</text:p>
          </table:table-cell>
          <table:table-cell table:formula="of:=[.C100]-[.C99]" office:value-type="float" office:value="-0.00090245691387645">
            <text:p>-0.0009024569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-0.525239454321871">
            <text:p>-0.5252394543</text:p>
          </table:table-cell>
          <table:table-cell office:value-type="float" office:value="0.0560799911430116">
            <text:p>0.0560799911</text:p>
          </table:table-cell>
          <table:table-cell table:formula="of:=[.C101]-[.C100]" office:value-type="float" office:value="-0.00100856524142004">
            <text:p>-0.00100856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0.573701264533235">
            <text:p>-0.5737012645</text:p>
          </table:table-cell>
          <table:table-cell office:value-type="float" office:value="0.0550714259015916">
            <text:p>0.0550714259</text:p>
          </table:table-cell>
          <table:table-cell table:formula="of:=[.C102]-[.C101]" office:value-type="float" office:value="-0.00106608931198377">
            <text:p>-0.0010660893</text:p>
          </table:table-cell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-0.59798011146442">
            <text:p>-0.5979801115</text:p>
          </table:table-cell>
          <table:table-cell office:value-type="float" office:value="0.0540053365896078">
            <text:p>0.0540053366</text:p>
          </table:table-cell>
          <table:table-cell table:formula="of:=[.C103]-[.C102]" office:value-type="float" office:value="-0.00106267983813143">
            <text:p>-0.0010626798</text:p>
          </table:table-cell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-0.678569998277275">
            <text:p>-0.6785699983</text:p>
          </table:table-cell>
          <table:table-cell office:value-type="float" office:value="0.0529426567514764">
            <text:p>0.0529426568</text:p>
          </table:table-cell>
          <table:table-cell table:formula="of:=[.C104]-[.C103]" office:value-type="float" office:value="-0.00112165583116841">
            <text:p>-0.0011216558</text:p>
          </table:table-cell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-0.716420821683415">
            <text:p>-0.7164208217</text:p>
          </table:table-cell>
          <table:table-cell office:value-type="float" office:value="0.051821000920308">
            <text:p>0.0518210009</text:p>
          </table:table-cell>
          <table:table-cell table:formula="of:=[.C105]-[.C104]" office:value-type="float" office:value="-0.00119562313360483">
            <text:p>-0.0011956231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-0.771420542050916">
            <text:p>-0.7714205421</text:p>
          </table:table-cell>
          <table:table-cell office:value-type="float" office:value="0.0506253777867032">
            <text:p>0.0506253778</text:p>
          </table:table-cell>
          <table:table-cell table:formula="of:=[.C106]-[.C105]" office:value-type="float" office:value="-0.00125174572942546">
            <text:p>-0.0012517457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-0.834468930921947">
            <text:p>-0.8344689309</text:p>
          </table:table-cell>
          <table:table-cell office:value-type="float" office:value="0.0493736320572777">
            <text:p>0.0493736321</text:p>
          </table:table-cell>
          <table:table-cell table:formula="of:=[.C107]-[.C106]" office:value-type="float" office:value="-0.00126620393805747">
            <text:p>-0.0012662039</text:p>
          </table:table-cell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-0.891205502014827">
            <text:p>-0.891205502</text:p>
          </table:table-cell>
          <table:table-cell office:value-type="float" office:value="0.0481074281192202">
            <text:p>0.0481074281</text:p>
          </table:table-cell>
          <table:table-cell table:formula="of:=[.C108]-[.C107]" office:value-type="float" office:value="-0.00122703698932731">
            <text:p>-0.001227037</text:p>
          </table:table-cell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-0.924230157056557">
            <text:p>-0.9242301571</text:p>
          </table:table-cell>
          <table:table-cell office:value-type="float" office:value="0.0468803911298929">
            <text:p>0.0468803911</text:p>
          </table:table-cell>
          <table:table-cell table:formula="of:=[.C109]-[.C108]" office:value-type="float" office:value="-0.00130785976156664">
            <text:p>-0.0013078598</text:p>
          </table:table-cell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-0.968676193218615">
            <text:p>-0.9686761932</text:p>
          </table:table-cell>
          <table:table-cell office:value-type="float" office:value="0.0455725313683263">
            <text:p>0.0455725314</text:p>
          </table:table-cell>
          <table:table-cell table:formula="of:=[.C110]-[.C109]" office:value-type="float" office:value="-0.00127377676543523">
            <text:p>-0.0012737768</text:p>
          </table:table-cell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-1.05274016081732">
            <text:p>-1.0527401608</text:p>
          </table:table-cell>
          <table:table-cell office:value-type="float" office:value="0.044298754602891">
            <text:p>0.0442987546</text:p>
          </table:table-cell>
          <table:table-cell table:formula="of:=[.C111]-[.C110]" office:value-type="float" office:value="-0.00137991872318682">
            <text:p>-0.001379918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.11760900274548">
            <text:p>-1.1176090027</text:p>
          </table:table-cell>
          <table:table-cell office:value-type="float" office:value="0.0429188358797042">
            <text:p>0.0429188359</text:p>
          </table:table-cell>
          <table:table-cell table:formula="of:=[.C112]-[.C111]" office:value-type="float" office:value="-0.00130665863683914">
            <text:p>-0.0013066586</text:p>
          </table:table-cell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-1.14344653108346">
            <text:p>-1.1434465311</text:p>
          </table:table-cell>
          <table:table-cell office:value-type="float" office:value="0.0416121772428651">
            <text:p>0.0416121772</text:p>
          </table:table-cell>
          <table:table-cell table:formula="of:=[.C113]-[.C112]" office:value-type="float" office:value="-0.00126638128933708">
            <text:p>-0.0012663813</text:p>
          </table:table-cell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-1.21076951515584">
            <text:p>-1.2107695152</text:p>
          </table:table-cell>
          <table:table-cell office:value-type="float" office:value="0.040345795953528">
            <text:p>0.040345796</text:p>
          </table:table-cell>
          <table:table-cell table:formula="of:=[.C114]-[.C113]" office:value-type="float" office:value="-0.00134914685314628">
            <text:p>-0.0013491469</text:p>
          </table:table-cell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-1.29142126406752">
            <text:p>-1.2914212641</text:p>
          </table:table-cell>
          <table:table-cell office:value-type="float" office:value="0.0389966491003817">
            <text:p>0.0389966491</text:p>
          </table:table-cell>
          <table:table-cell table:formula="of:=[.C115]-[.C114]" office:value-type="float" office:value="-0.00126591072944098">
            <text:p>-0.0012659107</text:p>
          </table:table-cell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-1.32886896530537">
            <text:p>-1.3288689653</text:p>
          </table:table-cell>
          <table:table-cell office:value-type="float" office:value="0.0377307383709407">
            <text:p>0.0377307384</text:p>
          </table:table-cell>
          <table:table-cell table:formula="of:=[.C116]-[.C115]" office:value-type="float" office:value="-0.00134948007910833">
            <text:p>-0.0013494801</text:p>
          </table:table-cell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-1.40601691860962">
            <text:p>-1.4060169186</text:p>
          </table:table-cell>
          <table:table-cell office:value-type="float" office:value="0.0363812582918324">
            <text:p>0.0363812583</text:p>
          </table:table-cell>
          <table:table-cell table:formula="of:=[.C117]-[.C116]" office:value-type="float" office:value="-0.00122563170244567">
            <text:p>-0.0012256317</text:p>
          </table:table-cell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-1.46468522754582">
            <text:p>-1.4646852275</text:p>
          </table:table-cell>
          <table:table-cell office:value-type="float" office:value="0.0351556265893867">
            <text:p>0.0351556266</text:p>
          </table:table-cell>
          <table:table-cell table:formula="of:=[.C118]-[.C117]" office:value-type="float" office:value="-0.00126114367050828">
            <text:p>-0.0012611437</text:p>
          </table:table-cell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-1.53890958775197">
            <text:p>-1.5389095878</text:p>
          </table:table-cell>
          <table:table-cell office:value-type="float" office:value="0.0338944829188785">
            <text:p>0.0338944829</text:p>
          </table:table-cell>
          <table:table-cell table:formula="of:=[.C119]-[.C118]" office:value-type="float" office:value="-0.00125294954993955">
            <text:p>-0.0012529495</text:p>
          </table:table-cell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-1.62319310326352">
            <text:p>-1.6231931033</text:p>
          </table:table-cell>
          <table:table-cell office:value-type="float" office:value="0.0326415333689389">
            <text:p>0.0326415334</text:p>
          </table:table-cell>
          <table:table-cell table:formula="of:=[.C120]-[.C119]" office:value-type="float" office:value="-0.00114712852693017">
            <text:p>-0.0011471285</text:p>
          </table:table-cell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-1.67489774297122">
            <text:p>-1.674897743</text:p>
          </table:table-cell>
          <table:table-cell office:value-type="float" office:value="0.0314944048420087">
            <text:p>0.0314944048</text:p>
          </table:table-cell>
          <table:table-cell table:formula="of:=[.C121]-[.C120]" office:value-type="float" office:value="-0.00115275716570411">
            <text:p>-0.00115275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.72772730167038">
            <text:p>-1.7277273017</text:p>
          </table:table-cell>
          <table:table-cell office:value-type="float" office:value="0.0303416476763046">
            <text:p>0.0303416477</text:p>
          </table:table-cell>
          <table:table-cell table:formula="of:=[.C122]-[.C121]" office:value-type="float" office:value="-0.00118669006476232">
            <text:p>-0.0011866901</text:p>
          </table:table-cell>
        </table:table-row>
        <table:table-row table:style-name="ro1">
          <table:table-cell office:value-type="float" office:value="12.1">
            <text:p>12.1</text:p>
          </table:table-cell>
          <table:table-cell office:value-type="float" office:value="-1.78767618636007">
            <text:p>-1.7876761864</text:p>
          </table:table-cell>
          <table:table-cell office:value-type="float" office:value="0.0291549576115423">
            <text:p>0.0291549576</text:p>
          </table:table-cell>
          <table:table-cell table:formula="of:=[.C123]-[.C122]" office:value-type="float" office:value="-0.00110762359913182">
            <text:p>-0.0011076236</text:p>
          </table:table-cell>
        </table:table-row>
        <table:table-row table:style-name="ro1">
          <table:table-cell office:value-type="float" office:value="12.2">
            <text:p>12.2</text:p>
          </table:table-cell>
          <table:table-cell office:value-type="float" office:value="-1.84341110486701">
            <text:p>-1.8434111049</text:p>
          </table:table-cell>
          <table:table-cell office:value-type="float" office:value="0.0280473340124105">
            <text:p>0.028047334</text:p>
          </table:table-cell>
          <table:table-cell table:formula="of:=[.C124]-[.C123]" office:value-type="float" office:value="-0.00108164031224631">
            <text:p>-0.0010816403</text:p>
          </table:table-cell>
        </table:table-row>
        <table:table-row table:style-name="ro1">
          <table:table-cell office:value-type="float" office:value="12.3">
            <text:p>12.3</text:p>
          </table:table-cell>
          <table:table-cell office:value-type="float" office:value="-1.97277894253363">
            <text:p>-1.9727789425</text:p>
          </table:table-cell>
          <table:table-cell office:value-type="float" office:value="0.0269656937001642">
            <text:p>0.0269656937</text:p>
          </table:table-cell>
          <table:table-cell table:formula="of:=[.C125]-[.C124]" office:value-type="float" office:value="-0.00104460111324578">
            <text:p>-0.0010446011</text:p>
          </table:table-cell>
        </table:table-row>
        <table:table-row table:style-name="ro1">
          <table:table-cell office:value-type="float" office:value="12.4">
            <text:p>12.4</text:p>
          </table:table-cell>
          <table:table-cell office:value-type="float" office:value="-2.04494381925654">
            <text:p>-2.0449438193</text:p>
          </table:table-cell>
          <table:table-cell office:value-type="float" office:value="0.0259210925869184">
            <text:p>0.0259210926</text:p>
          </table:table-cell>
          <table:table-cell table:formula="of:=[.C126]-[.C125]" office:value-type="float" office:value="-0.00101442517564365">
            <text:p>-0.0010144252</text:p>
          </table:table-cell>
        </table:table-row>
        <table:table-row table:style-name="ro1">
          <table:table-cell office:value-type="float" office:value="12.5">
            <text:p>12.5</text:p>
          </table:table-cell>
          <table:table-cell office:value-type="float" office:value="-2.10863806156108">
            <text:p>-2.1086380616</text:p>
          </table:table-cell>
          <table:table-cell office:value-type="float" office:value="0.0249066674112747">
            <text:p>0.0249066674</text:p>
          </table:table-cell>
          <table:table-cell table:formula="of:=[.C127]-[.C126]" office:value-type="float" office:value="-0.00096078281565172">
            <text:p>-0.0009607828</text:p>
          </table:table-cell>
        </table:table-row>
        <table:table-row table:style-name="ro1">
          <table:table-cell office:value-type="float" office:value="12.6">
            <text:p>12.6</text:p>
          </table:table-cell>
          <table:table-cell office:value-type="float" office:value="-2.19548279457767">
            <text:p>-2.1954827946</text:p>
          </table:table-cell>
          <table:table-cell office:value-type="float" office:value="0.023945884595623">
            <text:p>0.0239458846</text:p>
          </table:table-cell>
          <table:table-cell table:formula="of:=[.C128]-[.C127]" office:value-type="float" office:value="-0.00096445633880643">
            <text:p>-0.0009644563</text:p>
          </table:table-cell>
        </table:table-row>
        <table:table-row table:style-name="ro1">
          <table:table-cell office:value-type="float" office:value="12.7">
            <text:p>12.7</text:p>
          </table:table-cell>
          <table:table-cell office:value-type="float" office:value="-2.32155630154741">
            <text:p>-2.3215563015</text:p>
          </table:table-cell>
          <table:table-cell office:value-type="float" office:value="0.0229814282568166">
            <text:p>0.0229814283</text:p>
          </table:table-cell>
          <table:table-cell table:formula="of:=[.C129]-[.C128]" office:value-type="float" office:value="-0.000897630947351489">
            <text:p>-0.0008976309</text:p>
          </table:table-cell>
        </table:table-row>
        <table:table-row table:style-name="ro1">
          <table:table-cell office:value-type="float" office:value="12.8">
            <text:p>12.8</text:p>
          </table:table-cell>
          <table:table-cell office:value-type="float" office:value="-2.39385439992177">
            <text:p>-2.3938543999</text:p>
          </table:table-cell>
          <table:table-cell office:value-type="float" office:value="0.0220837973094651">
            <text:p>0.0220837973</text:p>
          </table:table-cell>
          <table:table-cell table:formula="of:=[.C130]-[.C129]" office:value-type="float" office:value="-0.000830987222103941">
            <text:p>-0.0008309872</text:p>
          </table:table-cell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-2.46385114912059">
            <text:p>-2.4638511491</text:p>
          </table:table-cell>
          <table:table-cell office:value-type="float" office:value="0.0212528100873612">
            <text:p>0.0212528101</text:p>
          </table:table-cell>
          <table:table-cell table:formula="of:=[.C131]-[.C130]" office:value-type="float" office:value="-0.000863500337165573">
            <text:p>-0.000863500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-2.54359132543295">
            <text:p>-2.5435913254</text:p>
          </table:table-cell>
          <table:table-cell office:value-type="float" office:value="0.0203893097501956">
            <text:p>0.0203893098</text:p>
          </table:table-cell>
          <table:table-cell table:formula="of:=[.C132]-[.C131]" office:value-type="float" office:value="-0.000782605963317137">
            <text:p>-0.000782606</text:p>
          </table:table-cell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-2.63992538735574">
            <text:p>-2.6399253874</text:p>
          </table:table-cell>
          <table:table-cell office:value-type="float" office:value="0.0196067037868785">
            <text:p>0.0196067038</text:p>
          </table:table-cell>
          <table:table-cell table:formula="of:=[.C133]-[.C132]" office:value-type="float" office:value="-0.000784851788329589">
            <text:p>-0.0007848518</text:p>
          </table:table-cell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-2.75243172103912">
            <text:p>-2.752431721</text:p>
          </table:table-cell>
          <table:table-cell office:value-type="float" office:value="0.0188218519985489">
            <text:p>0.018821852</text:p>
          </table:table-cell>
          <table:table-cell table:formula="of:=[.C134]-[.C133]" office:value-type="float" office:value="-0.00075564536452942">
            <text:p>-0.0007556454</text:p>
          </table:table-cell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-2.84735123226087">
            <text:p>-2.8473512323</text:p>
          </table:table-cell>
          <table:table-cell office:value-type="float" office:value="0.0180662066340195">
            <text:p>0.0180662066</text:p>
          </table:table-cell>
          <table:table-cell table:formula="of:=[.C135]-[.C134]" office:value-type="float" office:value="-0.00071049484629827">
            <text:p>-0.0007104948</text:p>
          </table:table-cell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-2.96600772606819">
            <text:p>-2.9660077261</text:p>
          </table:table-cell>
          <table:table-cell office:value-type="float" office:value="0.0173557117877212">
            <text:p>0.0173557118</text:p>
          </table:table-cell>
          <table:table-cell table:formula="of:=[.C136]-[.C135]" office:value-type="float" office:value="-0.00067051710197772">
            <text:p>-0.0006705171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-3.09343472305332">
            <text:p>-3.0934347231</text:p>
          </table:table-cell>
          <table:table-cell office:value-type="float" office:value="0.0166851946857435">
            <text:p>0.0166851947</text:p>
          </table:table-cell>
          <table:table-cell table:formula="of:=[.C137]-[.C136]" office:value-type="float" office:value="-0.000607532702904541">
            <text:p>-0.0006075327</text:p>
          </table:table-cell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-3.18190361289976">
            <text:p>-3.1819036129</text:p>
          </table:table-cell>
          <table:table-cell office:value-type="float" office:value="0.0160776619828389">
            <text:p>0.016077662</text:p>
          </table:table-cell>
          <table:table-cell table:formula="of:=[.C138]-[.C137]" office:value-type="float" office:value="-0.000620079455344631">
            <text:p>-0.0006200795</text:p>
          </table:table-cell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-3.28832932950393">
            <text:p>-3.2883293295</text:p>
          </table:table-cell>
          <table:table-cell office:value-type="float" office:value="0.0154575825274943">
            <text:p>0.0154575825</text:p>
          </table:table-cell>
          <table:table-cell table:formula="of:=[.C139]-[.C138]" office:value-type="float" office:value="-0.000588696640663529">
            <text:p>-0.0005886966</text:p>
          </table:table-cell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-3.42935661699477">
            <text:p>-3.429356617</text:p>
          </table:table-cell>
          <table:table-cell office:value-type="float" office:value="0.0148688858868308">
            <text:p>0.0148688859</text:p>
          </table:table-cell>
          <table:table-cell table:formula="of:=[.C140]-[.C139]" office:value-type="float" office:value="-0.00056463476924729">
            <text:p>-0.0005646348</text:p>
          </table:table-cell>
        </table:table-row>
        <table:table-row table:style-name="ro1">
          <table:table-cell office:value-type="float" office:value="13.9">
            <text:p>13.9</text:p>
          </table:table-cell>
          <table:table-cell office:value-type="float" office:value="-3.53588194914574">
            <text:p>-3.5358819491</text:p>
          </table:table-cell>
          <table:table-cell office:value-type="float" office:value="0.0143042511175835">
            <text:p>0.0143042511</text:p>
          </table:table-cell>
          <table:table-cell table:formula="of:=[.C141]-[.C140]" office:value-type="float" office:value="-0.000533551089238551">
            <text:p>-0.000533551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-3.68881160486538">
            <text:p>-3.6888116049</text:p>
          </table:table-cell>
          <table:table-cell office:value-type="float" office:value="0.0137707000283449">
            <text:p>0.0137707</text:p>
          </table:table-cell>
          <table:table-cell table:formula="of:=[.C142]-[.C141]" office:value-type="float" office:value="-0.000458381130760179">
            <text:p>-0.0004583811</text:p>
          </table:table-cell>
        </table:table-row>
        <table:table-row table:style-name="ro1">
          <table:table-cell office:value-type="float" office:value="14.1">
            <text:p>14.1</text:p>
          </table:table-cell>
          <table:table-cell office:value-type="float" office:value="-3.8462979516363">
            <text:p>-3.8462979516</text:p>
          </table:table-cell>
          <table:table-cell office:value-type="float" office:value="0.0133123188975847">
            <text:p>0.0133123189</text:p>
          </table:table-cell>
          <table:table-cell table:formula="of:=[.C143]-[.C142]" office:value-type="float" office:value="-0.000491937626045959">
            <text:p>-0.0004919376</text:p>
          </table:table-cell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-3.96937341228895">
            <text:p>-3.9693734123</text:p>
          </table:table-cell>
          <table:table-cell office:value-type="float" office:value="0.0128203812715388">
            <text:p>0.0128203813</text:p>
          </table:table-cell>
          <table:table-cell table:formula="of:=[.C144]-[.C143]" office:value-type="float" office:value="-0.000438532459647161">
            <text:p>-0.0004385325</text:p>
          </table:table-cell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-4.12992793510349">
            <text:p>-4.1299279351</text:p>
          </table:table-cell>
          <table:table-cell office:value-type="float" office:value="0.0123818488118916">
            <text:p>0.0123818488</text:p>
          </table:table-cell>
          <table:table-cell table:formula="of:=[.C145]-[.C144]" office:value-type="float" office:value="-0.000408206009162309">
            <text:p>-0.000408206</text:p>
          </table:table-cell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-4.29304909707555">
            <text:p>-4.2930490971</text:p>
          </table:table-cell>
          <table:table-cell office:value-type="float" office:value="0.0119736428027293">
            <text:p>0.0119736428</text:p>
          </table:table-cell>
          <table:table-cell table:formula="of:=[.C146]-[.C145]" office:value-type="float" office:value="-0.000378173557622041">
            <text:p>-0.0003781736</text:p>
          </table:table-cell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-4.4246953946714">
            <text:p>-4.4246953947</text:p>
          </table:table-cell>
          <table:table-cell office:value-type="float" office:value="0.0115954692451073">
            <text:p>0.0115954692</text:p>
          </table:table-cell>
          <table:table-cell table:formula="of:=[.C147]-[.C146]" office:value-type="float" office:value="-0.000402991567119209">
            <text:p>-0.0004029916</text:p>
          </table:table-cell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-4.59585688879961">
            <text:p>-4.5958568888</text:p>
          </table:table-cell>
          <table:table-cell office:value-type="float" office:value="0.0111924776779881">
            <text:p>0.0111924777</text:p>
          </table:table-cell>
          <table:table-cell table:formula="of:=[.C148]-[.C147]" office:value-type="float" office:value="-0.000344469300248462">
            <text:p>-0.0003444693</text:p>
          </table:table-cell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-4.77435177285975">
            <text:p>-4.7743517729</text:p>
          </table:table-cell>
          <table:table-cell office:value-type="float" office:value="0.0108480083777396">
            <text:p>0.0108480084</text:p>
          </table:table-cell>
          <table:table-cell table:formula="of:=[.C149]-[.C148]" office:value-type="float" office:value="-0.000344014503801759">
            <text:p>-0.0003440145</text:p>
          </table:table-cell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-4.95554705341493">
            <text:p>-4.9555470534</text:p>
          </table:table-cell>
          <table:table-cell office:value-type="float" office:value="0.0105039938739378">
            <text:p>0.0105039939</text:p>
          </table:table-cell>
          <table:table-cell table:formula="of:=[.C150]-[.C149]" office:value-type="float" office:value="-0.00030391625843532">
            <text:p>-0.0003039163</text:p>
          </table:table-cell>
        </table:table-row>
        <table:table-row table:style-name="ro1">
          <table:table-cell office:value-type="float" office:value="14.9">
            <text:p>14.9</text:p>
          </table:table-cell>
          <table:table-cell office:value-type="float" office:value="-5.16172177134325">
            <text:p>-5.1617217713</text:p>
          </table:table-cell>
          <table:table-cell office:value-type="float" office:value="0.0102000776155025">
            <text:p>0.0102000776</text:p>
          </table:table-cell>
          <table:table-cell table:formula="of:=[.C151]-[.C150]" office:value-type="float" office:value="-0.000279475241329524">
            <text:p>-0.00027947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-5.34632409893808">
            <text:p>-5.3463240989</text:p>
          </table:table-cell>
          <table:table-cell office:value-type="float" office:value="0.009920602374173">
            <text:p>0.0099206024</text:p>
          </table:table-cell>
          <table:table-cell table:formula="of:=[.C152]-[.C151]" office:value-type="float" office:value="-0.000280265192545589">
            <text:p>-0.0002802652</text:p>
          </table:table-cell>
        </table:table-row>
        <table:table-row table:style-name="ro1">
          <table:table-cell office:value-type="float" office:value="15.1">
            <text:p>15.1</text:p>
          </table:table-cell>
          <table:table-cell office:value-type="float" office:value="-5.51074950856732">
            <text:p>-5.5107495086</text:p>
          </table:table-cell>
          <table:table-cell office:value-type="float" office:value="0.00964033718162741">
            <text:p>0.0096403372</text:p>
          </table:table-cell>
          <table:table-cell table:formula="of:=[.C153]-[.C152]" office:value-type="float" office:value="-0.000260077122626993">
            <text:p>-0.0002600771</text:p>
          </table:table-cell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-5.74099116043306">
            <text:p>-5.7409911604</text:p>
          </table:table-cell>
          <table:table-cell office:value-type="float" office:value="0.00938026005900042">
            <text:p>0.0093802601</text:p>
          </table:table-cell>
          <table:table-cell table:formula="of:=[.C154]-[.C153]" office:value-type="float" office:value="-0.00025361791454075">
            <text:p>-0.0002536179</text:p>
          </table:table-cell>
        </table:table-row>
        <table:table-row table:style-name="ro1">
          <table:table-cell office:value-type="float" office:value="15.3">
            <text:p>15.3</text:p>
          </table:table-cell>
          <table:table-cell office:value-type="float" office:value="-6.04389443231744">
            <text:p>-6.0438944323</text:p>
          </table:table-cell>
          <table:table-cell office:value-type="float" office:value="0.00912664214445967">
            <text:p>0.0091266421</text:p>
          </table:table-cell>
          <table:table-cell table:formula="of:=[.C155]-[.C154]" office:value-type="float" office:value="-0.000228247505475529">
            <text:p>-0.0002282475</text:p>
          </table:table-cell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-6.26557427475638">
            <text:p>-6.2655742748</text:p>
          </table:table-cell>
          <table:table-cell office:value-type="float" office:value="0.00889839463898414">
            <text:p>0.0088983946</text:p>
          </table:table-cell>
          <table:table-cell table:formula="of:=[.C156]-[.C155]" office:value-type="float" office:value="-0.000216287320924232">
            <text:p>-0.0002162873</text:p>
          </table:table-cell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-6.51635468440678">
            <text:p>-6.5163546844</text:p>
          </table:table-cell>
          <table:table-cell office:value-type="float" office:value="0.0086821073180599">
            <text:p>0.0086821073</text:p>
          </table:table-cell>
          <table:table-cell table:formula="of:=[.C157]-[.C156]" office:value-type="float" office:value="-0.000187823648403291">
            <text:p>-0.0001878236</text:p>
          </table:table-cell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-6.80284517034466">
            <text:p>-6.8028451703</text:p>
          </table:table-cell>
          <table:table-cell office:value-type="float" office:value="0.00849428366965661">
            <text:p>0.0084942837</text:p>
          </table:table-cell>
          <table:table-cell table:formula="of:=[.C158]-[.C157]" office:value-type="float" office:value="-0.00018922646110602">
            <text:p>-0.0001892265</text:p>
          </table:table-cell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-7.07895171497805">
            <text:p>-7.078951715</text:p>
          </table:table-cell>
          <table:table-cell office:value-type="float" office:value="0.00830505720855059">
            <text:p>0.0083050572</text:p>
          </table:table-cell>
          <table:table-cell table:formula="of:=[.C159]-[.C158]" office:value-type="float" office:value="-0.00017247196142157">
            <text:p>-0.000172472</text:p>
          </table:table-cell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-7.39011446079577">
            <text:p>-7.3901144608</text:p>
          </table:table-cell>
          <table:table-cell office:value-type="float" office:value="0.00813258524712902">
            <text:p>0.0081325852</text:p>
          </table:table-cell>
          <table:table-cell table:formula="of:=[.C160]-[.C159]" office:value-type="float" office:value="-0.00015375006836932">
            <text:p>-0.0001537501</text:p>
          </table:table-cell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-7.72389318029465">
            <text:p>-7.7238931803</text:p>
          </table:table-cell>
          <table:table-cell office:value-type="float" office:value="0.0079788351787597">
            <text:p>0.0079788352</text:p>
          </table:table-cell>
          <table:table-cell table:formula="of:=[.C161]-[.C160]" office:value-type="float" office:value="-0.000137908926654549">
            <text:p>-0.000137908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-8.02420098737574">
            <text:p>-8.0242009874</text:p>
          </table:table-cell>
          <table:table-cell office:value-type="float" office:value="0.00784092625210515">
            <text:p>0.0078409263</text:p>
          </table:table-cell>
          <table:table-cell table:formula="of:=[.C162]-[.C161]" office:value-type="float" office:value="-0.000148213815000749">
            <text:p>-0.0001482138</text:p>
          </table:table-cell>
        </table:table-row>
        <table:table-row table:style-name="ro1">
          <table:table-cell office:value-type="float" office:value="16.1">
            <text:p>16.1</text:p>
          </table:table-cell>
          <table:table-cell office:value-type="float" office:value="-8.47027089386438">
            <text:p>-8.4702708939</text:p>
          </table:table-cell>
          <table:table-cell office:value-type="float" office:value="0.00769271243710441">
            <text:p>0.0076927124</text:p>
          </table:table-cell>
          <table:table-cell table:formula="of:=[.C163]-[.C162]" office:value-type="float" office:value="-0.0000955096662378302">
            <text:p>-9.55096662378302E-005</text:p>
          </table:table-cell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-8.8222323134387">
            <text:p>-8.8222323134</text:p>
          </table:table-cell>
          <table:table-cell office:value-type="float" office:value="0.00759720277086658">
            <text:p>0.0075972028</text:p>
          </table:table-cell>
          <table:table-cell table:formula="of:=[.C164]-[.C163]" office:value-type="float" office:value="-0.000122113314922909">
            <text:p>-0.0001221133</text:p>
          </table:table-cell>
        </table:table-row>
        <table:table-row table:style-name="ro1">
          <table:table-cell office:value-type="float" office:value="16.3">
            <text:p>16.3</text:p>
          </table:table-cell>
          <table:table-cell office:value-type="float" office:value="-9.1968717190429">
            <text:p>-9.196871719</text:p>
          </table:table-cell>
          <table:table-cell office:value-type="float" office:value="0.00747508945594367">
            <text:p>0.0074750895</text:p>
          </table:table-cell>
          <table:table-cell table:formula="of:=[.C165]-[.C164]" office:value-type="float" office:value="-0.000118935006440773">
            <text:p>-0.000118935</text:p>
          </table:table-cell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-9.62402791218599">
            <text:p>-9.6240279122</text:p>
          </table:table-cell>
          <table:table-cell office:value-type="float" office:value="0.00735615444950289">
            <text:p>0.0073561544</text:p>
          </table:table-cell>
          <table:table-cell table:formula="of:=[.C166]-[.C165]" office:value-type="float" office:value="-0.0000865408453431631">
            <text:p>-8.65408453431631E-005</text:p>
          </table:table-cell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-10.1216351711623">
            <text:p>-10.1216351712</text:p>
          </table:table-cell>
          <table:table-cell office:value-type="float" office:value="0.00726961360415973">
            <text:p>0.0072696136</text:p>
          </table:table-cell>
          <table:table-cell table:formula="of:=[.C167]-[.C166]" office:value-type="float" office:value="-0.0000886275706135841">
            <text:p>-8.86275706135841E-005</text:p>
          </table:table-cell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-10.4790863552409">
            <text:p>-10.4790863552</text:p>
          </table:table-cell>
          <table:table-cell office:value-type="float" office:value="0.00718098603354615">
            <text:p>0.007180986</text:p>
          </table:table-cell>
          <table:table-cell table:formula="of:=[.C168]-[.C167]" office:value-type="float" office:value="-0.0000760246784245648">
            <text:p>-7.60246784245648E-005</text:p>
          </table:table-cell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-11.2155294820713">
            <text:p>-11.2155294821</text:p>
          </table:table-cell>
          <table:table-cell office:value-type="float" office:value="0.00710496135512158">
            <text:p>0.0071049614</text:p>
          </table:table-cell>
          <table:table-cell table:formula="of:=[.C169]-[.C168]" office:value-type="float" office:value="-0.0000642174775474626">
            <text:p>-6.42174775474626E-005</text:p>
          </table:table-cell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-11.8574722329046">
            <text:p>-11.8574722329</text:p>
          </table:table-cell>
          <table:table-cell office:value-type="float" office:value="0.00704074387757412">
            <text:p>0.0070407439</text:p>
          </table:table-cell>
          <table:table-cell table:formula="of:=[.C170]-[.C169]" office:value-type="float" office:value="-0.000079486173712155">
            <text:p>-7.9486173712155E-005</text:p>
          </table:table-cell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-12.6354750113265">
            <text:p>-12.6354750113</text:p>
          </table:table-cell>
          <table:table-cell office:value-type="float" office:value="0.00696125770386196">
            <text:p>0.0069612577</text:p>
          </table:table-cell>
          <table:table-cell table:formula="of:=[.C171]-[.C170]" office:value-type="float" office:value="-0.0000470674826224529">
            <text:p>-4.70674826224529E-0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-13.3417320189759">
            <text:p>-13.341732019</text:p>
          </table:table-cell>
          <table:table-cell office:value-type="float" office:value="0.00691419022123951">
            <text:p>0.0069141902</text:p>
          </table:table-cell>
          <table:table-cell table:formula="of:=[.C172]-[.C171]" office:value-type="float" office:value="-0.0000485747680878485">
            <text:p>-4.85747680878485E-005</text:p>
          </table:table-cell>
        </table:table-row>
        <table:table-row table:style-name="ro1">
          <table:table-cell office:value-type="float" office:value="17.1">
            <text:p>17.1</text:p>
          </table:table-cell>
          <table:table-cell office:value-type="float" office:value="-14.2197117243444">
            <text:p>-14.2197117243</text:p>
          </table:table-cell>
          <table:table-cell office:value-type="float" office:value="0.00686561545315166">
            <text:p>0.0068656155</text:p>
          </table:table-cell>
          <table:table-cell table:formula="of:=[.C173]-[.C172]" office:value-type="float" office:value="-0.0000424160438891128">
            <text:p>-0.000042416</text:p>
          </table:table-cell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-15.3497490826776">
            <text:p>-15.3497490827</text:p>
          </table:table-cell>
          <table:table-cell office:value-type="float" office:value="0.00682319940926255">
            <text:p>0.0068231994</text:p>
          </table:table-cell>
          <table:table-cell table:formula="of:=[.C174]-[.C173]" office:value-type="float" office:value="-0.0000374128120526739">
            <text:p>-3.74128120526739E-005</text:p>
          </table:table-cell>
        </table:table-row>
        <table:table-row table:style-name="ro1">
          <table:table-cell office:value-type="float" office:value="17.3">
            <text:p>17.3</text:p>
          </table:table-cell>
          <table:table-cell office:value-type="float" office:value="-16.5436187902984">
            <text:p>-16.5436187903</text:p>
          </table:table-cell>
          <table:table-cell office:value-type="float" office:value="0.00678578659720988">
            <text:p>0.0067857866</text:p>
          </table:table-cell>
          <table:table-cell table:formula="of:=[.C175]-[.C174]" office:value-type="float" office:value="-0.0000306166548760048">
            <text:p>-3.06166548760048E-005</text:p>
          </table:table-cell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-17.8998130907261">
            <text:p>-17.8998130907</text:p>
          </table:table-cell>
          <table:table-cell office:value-type="float" office:value="0.00675516994233387">
            <text:p>0.0067551699</text:p>
          </table:table-cell>
          <table:table-cell table:formula="of:=[.C176]-[.C175]" office:value-type="float" office:value="-0.0000124711209667401">
            <text:p>-1.24711209667401E-005</text:p>
          </table:table-cell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0">
            <text:p>0</text:p>
          </table:table-cell>
          <table:table-cell office:value-type="float" office:value="0.00674269882136713">
            <text:p>0.006742698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so Jousimaa</meta:initial-creator>
    <meta:creation-date>2015-08-24T13:39:08</meta:creation-date>
    <dc:date>2015-08-24T16:03:09</dc:date>
    <dc:creator>Otso Jousimaa</dc:creator>
    <meta:editing-duration>PT2H8M51S</meta:editing-duration>
    <meta:editing-cycles>2</meta:editing-cycles>
    <meta:generator>LibreOffice/3.5$Linux_X86_64 LibreOffice_project/350m1$Build-2</meta:generator>
    <meta:document-statistic meta:table-count="3" meta:cell-count="7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chart:scale-text="true" style:rotation-angle="0"/>
      <style:text-properties fo:font-size="14pt" style:font-size-asian="9pt" style:font-size-complex="9pt"/>
    </style:style>
    <style:style style:name="ch6" style:family="chart">
      <style:chart-properties chart:auto-position="true" chart:scale-text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4.286cm" svg:y="4.204cm" style:legend-expansion="high" chart:style-name="ch2"/>
        <chart:plot-area chart:style-name="ch3" table:cell-range-address="Sheet1.A1:Sheet1.A176 Sheet1.D1:Sheet1.D176" chart:data-source-has-labels="row" svg:x="2.179cm" svg:y="0.855cm" svg:width="11.467cm" svg:height="6.698cm">
          <chartooo:coordinate-region svg:x="3.568cm" svg:y="1.054cm" svg:width="9.891cm" svg:height="6.3cm"/>
          <chart:axis chart:dimension="x" chart:name="primary-x" chart:style-name="ch4">
            <chart:title svg:x="6.196cm" svg:y="7.733cm" chart:style-name="ch5">
              <text:p>Distance (mm)</text:p>
            </chart:title>
          </chart:axis>
          <chart:axis chart:dimension="y" chart:name="primary-y" chart:style-name="ch4">
            <chart:title svg:x="0.451cm" svg:y="7.971cm" chart:style-name="ch6">
              <text:p>Change of Magnetic Flux linkage 
per 0.1 mm step (Wb / mm)</text:p>
            </chart:title>
            <chart:grid chart:style-name="ch7" chart:class="major"/>
          </chart:axis>
          <chart:series chart:style-name="ch8" chart:values-cell-range-address="Sheet1.D2:Sheet1.D176" chart:label-cell-address="Sheet1.D1:Sheet1.D1" chart:class="chart:scatter">
            <chart:domain table:cell-range-address="Sheet1.A2:Sheet1.A176"/>
            <chart:data-point chart:repeated="1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L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6</svg:desc>
                </draw:g>
              </table:table-cell>
              <table:table-cell office:value-type="float" office:value="0.0000343070504942216">
                <text:p>0.0000343070504942216</text:p>
                <draw:g>
                  <svg:desc>Sheet1.D2:Sheet1.D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00324377898217225">
                <text:p>0.0000324377898217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00395836947097924">
                <text:p>0.0000395836947097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00495345018765294">
                <text:p>0.0000495345018765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0477640242706068">
                <text:p>0.00004776402427060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000713289118091601">
                <text:p>0.00007132891180916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000683835063373201">
                <text:p>0.000068383506337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000853265011085584">
                <text:p>0.0000853265011085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000770079533796266">
                <text:p>0.0000770079533796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000972857980852905">
                <text:p>0.0000972857980852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00108230078120745">
                <text:p>0.0001082300781207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000104772653413524">
                <text:p>0.0001047726534135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00115564918843443">
                <text:p>0.000115564918843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000151611291330369">
                <text:p>0.000151611291330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000144964646498829">
                <text:p>0.000144964646498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000159134289435396">
                <text:p>0.000159134289435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000166694194307596">
                <text:p>0.000166694194307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000170017560437434">
                <text:p>0.0001700175604374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000196935612543166">
                <text:p>0.0001969356125431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00232272752967054">
                <text:p>0.000232272752967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000229111071863432">
                <text:p>0.0002291110718634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000257646348818997">
                <text:p>0.000257646348818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000224007441524806">
                <text:p>0.0002240074415248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000311338259295486">
                <text:p>0.0003113382592954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000278552269200602">
                <text:p>0.0002785522692006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000298016417823069">
                <text:p>0.0002980164178230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00035568456498327">
                <text:p>0.000355684564983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000353789008163619">
                <text:p>0.0003537890081636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0003526882188591">
                <text:p>0.00035268821885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0043420583754394">
                <text:p>0.000434205837543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00040217687495744">
                <text:p>0.000402176874957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000434827341452761">
                <text:p>0.0004348273414527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000460831011959059">
                <text:p>0.0004608310119590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00053659101674166">
                <text:p>0.000536591016741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000510726745614731">
                <text:p>0.0005107267456147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00051035201617384">
                <text:p>0.00051035201617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00061867177051589">
                <text:p>0.000618671770515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000600859714087389">
                <text:p>0.000600859714087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00059857447896712">
                <text:p>0.00059857447896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000658623929202181">
                <text:p>0.0006586239292021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000753637786982359">
                <text:p>0.0007536377869823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000781866413380041">
                <text:p>0.0007818664133800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000760926088285631">
                <text:p>0.0007609260882856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000760165870240938">
                <text:p>0.0007601658702409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000856694301321799">
                <text:p>0.0008566943013217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000853977302976892">
                <text:p>0.0008539773029768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000894902427189998">
                <text:p>0.0008949024271899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000943871052395219">
                <text:p>0.000943871052395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00097420030559572">
                <text:p>0.00097420030559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0103179454051005">
                <text:p>0.001031794540510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00110204023260598">
                <text:p>0.001102040232605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00104878837363348">
                <text:p>0.00104878837363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00112362028163689">
                <text:p>0.00112362028163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0011495192940824">
                <text:p>0.00114951929408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00117741597606432">
                <text:p>0.00117741597606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00114079956076001">
                <text:p>0.00114079956076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00125617791006003">
                <text:p>0.00125617791006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00118543036020944">
                <text:p>0.00118543036020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00133619062442371">
                <text:p>0.001336190624423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0122531091548683">
                <text:p>0.00122531091548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00131061255215926">
                <text:p>0.001310612552159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00133055375755747">
                <text:p>0.00133055375755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00131140441413796">
                <text:p>0.001311404414137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00127645326021915">
                <text:p>0.001276453260219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0013210040668039">
                <text:p>0.00132100406680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0013148705915086">
                <text:p>0.00131487059150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00126967405770453">
                <text:p>0.00126967405770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00132343351449491">
                <text:p>0.001323433514494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00120863300477553">
                <text:p>0.001208633004775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012182793507614">
                <text:p>0.0012182793507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00121642219875326">
                <text:p>0.001216422198753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00110255149679491">
                <text:p>0.001102551496794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00109577356066499">
                <text:p>0.001095773560664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00108029962943684">
                <text:p>0.00108029962943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00104356556912002">
                <text:p>0.00104356556912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000854642589320949">
                <text:p>0.000854642589320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000894755555437401">
                <text:p>0.000894755555437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000836341100349941">
                <text:p>0.0008363411003499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000718196499900729">
                <text:p>0.0007181964999007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000586403463064183">
                <text:p>0.0005864034630641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000612213730917258">
                <text:p>0.0006122137309172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000482040818734979">
                <text:p>0.0004820408187349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000350739997885589">
                <text:p>0.0003507399978855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000225007158823232">
                <text:p>0.000225007158823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0001731697177298">
                <text:p>0.0001731697177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000977109197061385">
                <text:p>0.0000977109197061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000596278785308449">
                <text:p>0.00005962787853084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-0.000144900089191484">
                <text:p>-0.0001449000891914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-0.000183383993842441">
                <text:p>-0.000183383993842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-0.000202449811780719">
                <text:p>-0.0002024498117807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-0.000397481972768093">
                <text:p>-0.000397481972768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-0.000586637219155972">
                <text:p>-0.000586637219155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-0.000471058550036263">
                <text:p>-0.000471058550036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-0.000607530427743981">
                <text:p>-0.000607530427743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-0.000705792781149239">
                <text:p>-0.000705792781149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-0.000795276690682412">
                <text:p>-0.0007952766906824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-0.000932137888165249">
                <text:p>-0.000932137888165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-0.00090245691387645">
                <text:p>-0.000902456913876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-0.00100856524142004">
                <text:p>-0.00100856524142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-0.00106608931198377">
                <text:p>-0.001066089311983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-0.00106267983813143">
                <text:p>-0.00106267983813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-0.00112165583116841">
                <text:p>-0.001121655831168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-0.00119562313360483">
                <text:p>-0.001195623133604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-0.00125174572942546">
                <text:p>-0.001251745729425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-0.00126620393805747">
                <text:p>-0.0012662039380574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-0.00122703698932731">
                <text:p>-0.001227036989327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-0.00130785976156664">
                <text:p>-0.00130785976156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-0.00127377676543523">
                <text:p>-0.001273776765435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-0.00137991872318682">
                <text:p>-0.00137991872318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-0.00130665863683914">
                <text:p>-0.001306658636839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-0.00126638128933708">
                <text:p>-0.001266381289337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-0.00134914685314628">
                <text:p>-0.001349146853146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-0.00126591072944098">
                <text:p>-0.001265910729440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-0.00134948007910833">
                <text:p>-0.00134948007910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-0.00122563170244567">
                <text:p>-0.001225631702445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-0.00126114367050828">
                <text:p>-0.001261143670508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-0.00125294954993955">
                <text:p>-0.001252949549939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-0.00114712852693017">
                <text:p>-0.00114712852693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-0.00115275716570411">
                <text:p>-0.001152757165704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-0.00118669006476232">
                <text:p>-0.001186690064762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-0.00110762359913182">
                <text:p>-0.001107623599131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-0.00108164031224631">
                <text:p>-0.001081640312246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-0.00104460111324578">
                <text:p>-0.001044601113245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-0.00101442517564365">
                <text:p>-0.001014425175643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-0.00096078281565172">
                <text:p>-0.000960782815651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-0.00096445633880643">
                <text:p>-0.00096445633880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-0.000897630947351489">
                <text:p>-0.000897630947351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-0.000830987222103941">
                <text:p>-0.0008309872221039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-0.000863500337165573">
                <text:p>-0.000863500337165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-0.000782605963317137">
                <text:p>-0.0007826059633171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-0.000784851788329589">
                <text:p>-0.0007848517883295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-0.00075564536452942">
                <text:p>-0.000755645364529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-0.00071049484629827">
                <text:p>-0.00071049484629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-0.00067051710197772">
                <text:p>-0.000670517101977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-0.000607532702904541">
                <text:p>-0.0006075327029045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-0.000620079455344631">
                <text:p>-0.000620079455344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-0.000588696640663529">
                <text:p>-0.0005886966406635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-0.00056463476924729">
                <text:p>-0.000564634769247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-0.000533551089238551">
                <text:p>-0.0005335510892385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-0.000458381130760179">
                <text:p>-0.0004583811307601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-0.000491937626045959">
                <text:p>-0.0004919376260459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-0.000438532459647161">
                <text:p>-0.0004385324596471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-0.000408206009162309">
                <text:p>-0.0004082060091623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-0.000378173557622041">
                <text:p>-0.0003781735576220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-0.000402991567119209">
                <text:p>-0.0004029915671192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-0.000344469300248462">
                <text:p>-0.0003444693002484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-0.000344014503801759">
                <text:p>-0.0003440145038017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-0.00030391625843532">
                <text:p>-0.000303916258435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-0.000279475241329524">
                <text:p>-0.0002794752413295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-0.000280265192545589">
                <text:p>-0.000280265192545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-0.000260077122626993">
                <text:p>-0.0002600771226269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-0.00025361791454075">
                <text:p>-0.000253617914540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-0.000228247505475529">
                <text:p>-0.0002282475054755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-0.000216287320924232">
                <text:p>-0.0002162873209242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-0.000187823648403291">
                <text:p>-0.000187823648403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-0.00018922646110602">
                <text:p>-0.000189226461106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-0.00017247196142157">
                <text:p>-0.00017247196142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-0.00015375006836932">
                <text:p>-0.000153750068369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-0.000137908926654549">
                <text:p>-0.0001379089266545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-0.000148213815000749">
                <text:p>-0.0001482138150007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-0.0000955096662378302">
                <text:p>-0.00009550966623783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-0.000122113314922909">
                <text:p>-0.000122113314922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-0.000118935006440773">
                <text:p>-0.0001189350064407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-0.0000865408453431631">
                <text:p>-0.00008654084534316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-0.0000886275706135841">
                <text:p>-0.00008862757061358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-0.0000760246784245648">
                <text:p>-0.0000760246784245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-0.0000642174775474626">
                <text:p>-0.00006421747754746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-0.000079486173712155">
                <text:p>-0.00007948617371215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-0.0000470674826224529">
                <text:p>-0.00004706748262245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-0.0000485747680878485">
                <text:p>-0.00004857476808784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-0.0000424160438891128">
                <text:p>-0.0000424160438891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-0.0000374128120526739">
                <text:p>-0.00003741281205267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-0.0000306166548760048">
                <text:p>-0.00003061665487600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-0.0000124711209667401">
                <text:p>-0.00001247112096674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4cm" svg:y="4.201cm" style:legend-expansion="high" chart:style-name="ch2"/>
        <chart:plot-area chart:style-name="ch3" table:cell-range-address="Sheet1.A2:Sheet1.A176 Sheet1.C1:Sheet1.C176" chart:data-source-has-labels="row" svg:x="1.66cm" svg:y="2.018cm" svg:width="11.393cm" svg:height="7.543cm">
          <chartooo:coordinate-region svg:x="2.572cm" svg:y="2.218cm" svg:width="10.294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76" chart:label-cell-address="Sheet1.C1:Sheet1.C1" chart:class="chart:scatter">
            <chart:domain table:cell-range-address="Sheet1.A2:Sheet1.A176"/>
            <chart:data-point chart:repeated="1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linkag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2:Sheet1.A176</svg:desc>
                </draw:g>
              </table:table-cell>
              <table:table-cell office:value-type="float" office:value="0.00675695534072964">
                <text:p>0.00675695534072964</text:p>
                <draw:g>
                  <svg:desc>Sheet1.C2:Sheet1.C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679126239122386">
                <text:p>0.00679126239122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682370018104559">
                <text:p>0.00682370018104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686328387575538">
                <text:p>0.00686328387575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691281837763191">
                <text:p>0.00691281837763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0696058240190252">
                <text:p>0.00696058240190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0703191131371168">
                <text:p>0.00703191131371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07100294820049">
                <text:p>0.0071002948200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0718562132115756">
                <text:p>0.007185621321157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0726262927453718">
                <text:p>0.00726262927453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0735991507262247">
                <text:p>0.00735991507262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00746814515074322">
                <text:p>0.007468145150743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0757291780415674">
                <text:p>0.007572917804156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00768848272300018">
                <text:p>0.00768848272300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00784009401433055">
                <text:p>0.00784009401433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00798505866082938">
                <text:p>0.00798505866082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00814419295026478">
                <text:p>0.00814419295026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00831088714457237">
                <text:p>0.00831088714457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00848090470500981">
                <text:p>0.00848090470500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0867784031755297">
                <text:p>0.0086778403175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00891011307052003">
                <text:p>0.00891011307052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00913922414238346">
                <text:p>0.009139224142383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00939687049120246">
                <text:p>0.009396870491202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00962087793272726">
                <text:p>0.00962087793272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00993221619202275">
                <text:p>0.00993221619202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0102107684612234">
                <text:p>0.0102107684612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0105087848790464">
                <text:p>0.0105087848790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0108644694440297">
                <text:p>0.0108644694440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0112182584521933">
                <text:p>0.0112182584521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115709466710524">
                <text:p>0.0115709466710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0120051525085964">
                <text:p>0.01200515250859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0124073293835538">
                <text:p>0.01240732938355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0128421567250066">
                <text:p>0.0128421567250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0133029877369656">
                <text:p>0.0133029877369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0138395787537073">
                <text:p>0.01383957875370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014350305499322">
                <text:p>0.014350305499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0148606575154958">
                <text:p>0.01486065751549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0154793292860117">
                <text:p>0.0154793292860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0160801890000991">
                <text:p>0.0160801890000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0166787634790662">
                <text:p>0.01667876347906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0173373874082684">
                <text:p>0.0173373874082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0180910251952508">
                <text:p>0.0180910251952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0188728916086308">
                <text:p>0.01887289160863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0196338176969165">
                <text:p>0.01963381769691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0203939835671574">
                <text:p>0.02039398356715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0212506778684792">
                <text:p>0.0212506778684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0221046551714561">
                <text:p>0.0221046551714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0229995575986461">
                <text:p>0.02299955759864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0239434286510413">
                <text:p>0.02394342865104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024917628956637">
                <text:p>0.0249176289566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">
                <text:p>5.1</text:p>
              </table:table-cell>
              <table:table-cell office:value-type="float" office:value="0.0259494234971471">
                <text:p>0.02594942349714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">
                <text:p>5.2</text:p>
              </table:table-cell>
              <table:table-cell office:value-type="float" office:value="0.027051463729753">
                <text:p>0.027051463729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">
                <text:p>5.3</text:p>
              </table:table-cell>
              <table:table-cell office:value-type="float" office:value="0.0281002521033865">
                <text:p>0.0281002521033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">
                <text:p>5.4</text:p>
              </table:table-cell>
              <table:table-cell office:value-type="float" office:value="0.0292238723850234">
                <text:p>0.02922387238502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">
                <text:p>5.5</text:p>
              </table:table-cell>
              <table:table-cell office:value-type="float" office:value="0.0303733916791058">
                <text:p>0.03037339167910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">
                <text:p>5.6</text:p>
              </table:table-cell>
              <table:table-cell office:value-type="float" office:value="0.0315508076551701">
                <text:p>0.0315508076551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">
                <text:p>5.7</text:p>
              </table:table-cell>
              <table:table-cell office:value-type="float" office:value="0.0326916072159302">
                <text:p>0.03269160721593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">
                <text:p>5.8</text:p>
              </table:table-cell>
              <table:table-cell office:value-type="float" office:value="0.0339477851259902">
                <text:p>0.03394778512599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">
                <text:p>5.9</text:p>
              </table:table-cell>
              <table:table-cell office:value-type="float" office:value="0.0351332154861996">
                <text:p>0.03513321548619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0364694061106233">
                <text:p>0.03646940611062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">
                <text:p>6.1</text:p>
              </table:table-cell>
              <table:table-cell office:value-type="float" office:value="0.0376947170261102">
                <text:p>0.0376947170261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2">
                <text:p>6.2</text:p>
              </table:table-cell>
              <table:table-cell office:value-type="float" office:value="0.0390053295782694">
                <text:p>0.03900532957826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3">
                <text:p>6.3</text:p>
              </table:table-cell>
              <table:table-cell office:value-type="float" office:value="0.0403358833358269">
                <text:p>0.0403358833358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4">
                <text:p>6.4</text:p>
              </table:table-cell>
              <table:table-cell office:value-type="float" office:value="0.0416472877499648">
                <text:p>0.0416472877499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5">
                <text:p>6.5</text:p>
              </table:table-cell>
              <table:table-cell office:value-type="float" office:value="0.042923741010184">
                <text:p>0.0429237410101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6">
                <text:p>6.6</text:p>
              </table:table-cell>
              <table:table-cell office:value-type="float" office:value="0.0442447450769879">
                <text:p>0.04424474507698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7">
                <text:p>6.7</text:p>
              </table:table-cell>
              <table:table-cell office:value-type="float" office:value="0.0455596156684965">
                <text:p>0.0455596156684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8">
                <text:p>6.8</text:p>
              </table:table-cell>
              <table:table-cell office:value-type="float" office:value="0.046829289726201">
                <text:p>0.046829289726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">
                <text:p>6.9</text:p>
              </table:table-cell>
              <table:table-cell office:value-type="float" office:value="0.0481527232406959">
                <text:p>0.04815272324069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  <table:table-cell office:value-type="float" office:value="0.0493613562454715">
                <text:p>0.04936135624547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">
                <text:p>7.1</text:p>
              </table:table-cell>
              <table:table-cell office:value-type="float" office:value="0.0505796355962329">
                <text:p>0.05057963559623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2">
                <text:p>7.2</text:p>
              </table:table-cell>
              <table:table-cell office:value-type="float" office:value="0.0517960577949861">
                <text:p>0.05179605779498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">
                <text:p>7.3</text:p>
              </table:table-cell>
              <table:table-cell office:value-type="float" office:value="0.052898609291781">
                <text:p>0.052898609291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">
                <text:p>7.4</text:p>
              </table:table-cell>
              <table:table-cell office:value-type="float" office:value="0.053994382852446">
                <text:p>0.053994382852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5">
                <text:p>7.5</text:p>
              </table:table-cell>
              <table:table-cell office:value-type="float" office:value="0.0550746824818829">
                <text:p>0.05507468248188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">
                <text:p>7.6</text:p>
              </table:table-cell>
              <table:table-cell office:value-type="float" office:value="0.0561182480510029">
                <text:p>0.05611824805100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0.0569728906403238">
                <text:p>0.05697289064032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8">
                <text:p>7.8</text:p>
              </table:table-cell>
              <table:table-cell office:value-type="float" office:value="0.0578676461957612">
                <text:p>0.05786764619576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9">
                <text:p>7.9</text:p>
              </table:table-cell>
              <table:table-cell office:value-type="float" office:value="0.0587039872961112">
                <text:p>0.0587039872961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.0594221837960119">
                <text:p>0.0594221837960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1">
                <text:p>8.1</text:p>
              </table:table-cell>
              <table:table-cell office:value-type="float" office:value="0.0600085872590761">
                <text:p>0.06000858725907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2">
                <text:p>8.2</text:p>
              </table:table-cell>
              <table:table-cell office:value-type="float" office:value="0.0606208009899934">
                <text:p>0.06062080098999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3">
                <text:p>8.3</text:p>
              </table:table-cell>
              <table:table-cell office:value-type="float" office:value="0.0611028418087283">
                <text:p>0.0611028418087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4">
                <text:p>8.4</text:p>
              </table:table-cell>
              <table:table-cell office:value-type="float" office:value="0.0614535818066139">
                <text:p>0.0614535818066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5">
                <text:p>8.5</text:p>
              </table:table-cell>
              <table:table-cell office:value-type="float" office:value="0.0616785889654372">
                <text:p>0.0616785889654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6">
                <text:p>8.6</text:p>
              </table:table-cell>
              <table:table-cell office:value-type="float" office:value="0.061851758683167">
                <text:p>0.0618517586831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7">
                <text:p>8.7</text:p>
              </table:table-cell>
              <table:table-cell office:value-type="float" office:value="0.0619494696028731">
                <text:p>0.0619494696028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8">
                <text:p>8.8</text:p>
              </table:table-cell>
              <table:table-cell office:value-type="float" office:value="0.0620090974814039">
                <text:p>0.0620090974814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0.0618641973922125">
                <text:p>0.0618641973922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.06168081339837">
                <text:p>0.06168081339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">
                <text:p>9.1</text:p>
              </table:table-cell>
              <table:table-cell office:value-type="float" office:value="0.0614783635865893">
                <text:p>0.06147836358658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2">
                <text:p>9.2</text:p>
              </table:table-cell>
              <table:table-cell office:value-type="float" office:value="0.0610808816138212">
                <text:p>0.0610808816138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3">
                <text:p>9.3</text:p>
              </table:table-cell>
              <table:table-cell office:value-type="float" office:value="0.0604942443946652">
                <text:p>0.06049424439466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4">
                <text:p>9.4</text:p>
              </table:table-cell>
              <table:table-cell office:value-type="float" office:value="0.060023185844629">
                <text:p>0.0600231858446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5">
                <text:p>9.5</text:p>
              </table:table-cell>
              <table:table-cell office:value-type="float" office:value="0.059415655416885">
                <text:p>0.0594156554168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6">
                <text:p>9.6</text:p>
              </table:table-cell>
              <table:table-cell office:value-type="float" office:value="0.0587098626357357">
                <text:p>0.05870986263573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7">
                <text:p>9.7</text:p>
              </table:table-cell>
              <table:table-cell office:value-type="float" office:value="0.0579145859450533">
                <text:p>0.05791458594505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8">
                <text:p>9.8</text:p>
              </table:table-cell>
              <table:table-cell office:value-type="float" office:value="0.0569824480568881">
                <text:p>0.05698244805688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9">
                <text:p>9.9</text:p>
              </table:table-cell>
              <table:table-cell office:value-type="float" office:value="0.0560799911430116">
                <text:p>0.05607999114301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0550714259015916">
                <text:p>0.05507142590159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1">
                <text:p>10.1</text:p>
              </table:table-cell>
              <table:table-cell office:value-type="float" office:value="0.0540053365896078">
                <text:p>0.05400533658960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2">
                <text:p>10.2</text:p>
              </table:table-cell>
              <table:table-cell office:value-type="float" office:value="0.0529426567514764">
                <text:p>0.05294265675147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3">
                <text:p>10.3</text:p>
              </table:table-cell>
              <table:table-cell office:value-type="float" office:value="0.051821000920308">
                <text:p>0.0518210009203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">
                <text:p>10.4</text:p>
              </table:table-cell>
              <table:table-cell office:value-type="float" office:value="0.0506253777867032">
                <text:p>0.05062537778670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5">
                <text:p>10.5</text:p>
              </table:table-cell>
              <table:table-cell office:value-type="float" office:value="0.0493736320572777">
                <text:p>0.04937363205727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6">
                <text:p>10.6</text:p>
              </table:table-cell>
              <table:table-cell office:value-type="float" office:value="0.0481074281192202">
                <text:p>0.0481074281192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7">
                <text:p>10.7</text:p>
              </table:table-cell>
              <table:table-cell office:value-type="float" office:value="0.0468803911298929">
                <text:p>0.0468803911298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8">
                <text:p>10.8</text:p>
              </table:table-cell>
              <table:table-cell office:value-type="float" office:value="0.0455725313683263">
                <text:p>0.04557253136832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">
                <text:p>10.9</text:p>
              </table:table-cell>
              <table:table-cell office:value-type="float" office:value="0.044298754602891">
                <text:p>0.0442987546028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">
                <text:p>11</text:p>
              </table:table-cell>
              <table:table-cell office:value-type="float" office:value="0.0429188358797042">
                <text:p>0.04291883587970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">
                <text:p>11.1</text:p>
              </table:table-cell>
              <table:table-cell office:value-type="float" office:value="0.0416121772428651">
                <text:p>0.0416121772428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">
                <text:p>11.2</text:p>
              </table:table-cell>
              <table:table-cell office:value-type="float" office:value="0.040345795953528">
                <text:p>0.040345795953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3">
                <text:p>11.3</text:p>
              </table:table-cell>
              <table:table-cell office:value-type="float" office:value="0.0389966491003817">
                <text:p>0.03899664910038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4">
                <text:p>11.4</text:p>
              </table:table-cell>
              <table:table-cell office:value-type="float" office:value="0.0377307383709407">
                <text:p>0.03773073837094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5">
                <text:p>11.5</text:p>
              </table:table-cell>
              <table:table-cell office:value-type="float" office:value="0.0363812582918324">
                <text:p>0.03638125829183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6">
                <text:p>11.6</text:p>
              </table:table-cell>
              <table:table-cell office:value-type="float" office:value="0.0351556265893867">
                <text:p>0.03515562658938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">
                <text:p>11.7</text:p>
              </table:table-cell>
              <table:table-cell office:value-type="float" office:value="0.0338944829188785">
                <text:p>0.03389448291887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">
                <text:p>11.8</text:p>
              </table:table-cell>
              <table:table-cell office:value-type="float" office:value="0.0326415333689389">
                <text:p>0.0326415333689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">
                <text:p>11.9</text:p>
              </table:table-cell>
              <table:table-cell office:value-type="float" office:value="0.0314944048420087">
                <text:p>0.03149440484200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">
                <text:p>12</text:p>
              </table:table-cell>
              <table:table-cell office:value-type="float" office:value="0.0303416476763046">
                <text:p>0.03034164767630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1">
                <text:p>12.1</text:p>
              </table:table-cell>
              <table:table-cell office:value-type="float" office:value="0.0291549576115423">
                <text:p>0.02915495761154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2">
                <text:p>12.2</text:p>
              </table:table-cell>
              <table:table-cell office:value-type="float" office:value="0.0280473340124105">
                <text:p>0.02804733401241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">
                <text:p>12.3</text:p>
              </table:table-cell>
              <table:table-cell office:value-type="float" office:value="0.0269656937001642">
                <text:p>0.02696569370016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4">
                <text:p>12.4</text:p>
              </table:table-cell>
              <table:table-cell office:value-type="float" office:value="0.0259210925869184">
                <text:p>0.02592109258691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5">
                <text:p>12.5</text:p>
              </table:table-cell>
              <table:table-cell office:value-type="float" office:value="0.0249066674112747">
                <text:p>0.02490666741127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">
                <text:p>12.6</text:p>
              </table:table-cell>
              <table:table-cell office:value-type="float" office:value="0.023945884595623">
                <text:p>0.0239458845956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7">
                <text:p>12.7</text:p>
              </table:table-cell>
              <table:table-cell office:value-type="float" office:value="0.0229814282568166">
                <text:p>0.02298142825681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8">
                <text:p>12.8</text:p>
              </table:table-cell>
              <table:table-cell office:value-type="float" office:value="0.0220837973094651">
                <text:p>0.0220837973094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9">
                <text:p>12.9</text:p>
              </table:table-cell>
              <table:table-cell office:value-type="float" office:value="0.0212528100873612">
                <text:p>0.02125281008736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">
                <text:p>13</text:p>
              </table:table-cell>
              <table:table-cell office:value-type="float" office:value="0.0203893097501956">
                <text:p>0.02038930975019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1">
                <text:p>13.1</text:p>
              </table:table-cell>
              <table:table-cell office:value-type="float" office:value="0.0196067037868785">
                <text:p>0.01960670378687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">
                <text:p>13.2</text:p>
              </table:table-cell>
              <table:table-cell office:value-type="float" office:value="0.0188218519985489">
                <text:p>0.01882185199854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">
                <text:p>13.3</text:p>
              </table:table-cell>
              <table:table-cell office:value-type="float" office:value="0.0180662066340195">
                <text:p>0.018066206634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">
                <text:p>13.4</text:p>
              </table:table-cell>
              <table:table-cell office:value-type="float" office:value="0.0173557117877212">
                <text:p>0.0173557117877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">
                <text:p>13.5</text:p>
              </table:table-cell>
              <table:table-cell office:value-type="float" office:value="0.0166851946857435">
                <text:p>0.01668519468574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">
                <text:p>13.6</text:p>
              </table:table-cell>
              <table:table-cell office:value-type="float" office:value="0.0160776619828389">
                <text:p>0.01607766198283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">
                <text:p>13.7</text:p>
              </table:table-cell>
              <table:table-cell office:value-type="float" office:value="0.0154575825274943">
                <text:p>0.01545758252749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8">
                <text:p>13.8</text:p>
              </table:table-cell>
              <table:table-cell office:value-type="float" office:value="0.0148688858868308">
                <text:p>0.01486888588683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9">
                <text:p>13.9</text:p>
              </table:table-cell>
              <table:table-cell office:value-type="float" office:value="0.0143042511175835">
                <text:p>0.01430425111758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">
                <text:p>14</text:p>
              </table:table-cell>
              <table:table-cell office:value-type="float" office:value="0.0137707000283449">
                <text:p>0.01377070002834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1">
                <text:p>14.1</text:p>
              </table:table-cell>
              <table:table-cell office:value-type="float" office:value="0.0133123188975847">
                <text:p>0.0133123188975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2">
                <text:p>14.2</text:p>
              </table:table-cell>
              <table:table-cell office:value-type="float" office:value="0.0128203812715388">
                <text:p>0.01282038127153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3">
                <text:p>14.3</text:p>
              </table:table-cell>
              <table:table-cell office:value-type="float" office:value="0.0123818488118916">
                <text:p>0.01238184881189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">
                <text:p>14.4</text:p>
              </table:table-cell>
              <table:table-cell office:value-type="float" office:value="0.0119736428027293">
                <text:p>0.01197364280272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5">
                <text:p>14.5</text:p>
              </table:table-cell>
              <table:table-cell office:value-type="float" office:value="0.0115954692451073">
                <text:p>0.01159546924510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6">
                <text:p>14.6</text:p>
              </table:table-cell>
              <table:table-cell office:value-type="float" office:value="0.0111924776779881">
                <text:p>0.01119247767798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7">
                <text:p>14.7</text:p>
              </table:table-cell>
              <table:table-cell office:value-type="float" office:value="0.0108480083777396">
                <text:p>0.0108480083777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8">
                <text:p>14.8</text:p>
              </table:table-cell>
              <table:table-cell office:value-type="float" office:value="0.0105039938739378">
                <text:p>0.01050399387393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9">
                <text:p>14.9</text:p>
              </table:table-cell>
              <table:table-cell office:value-type="float" office:value="0.0102000776155025">
                <text:p>0.0102000776155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">
                <text:p>15</text:p>
              </table:table-cell>
              <table:table-cell office:value-type="float" office:value="0.009920602374173">
                <text:p>0.0099206023741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.1">
                <text:p>15.1</text:p>
              </table:table-cell>
              <table:table-cell office:value-type="float" office:value="0.00964033718162741">
                <text:p>0.00964033718162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0.00938026005900042">
                <text:p>0.009380260059000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3">
                <text:p>15.3</text:p>
              </table:table-cell>
              <table:table-cell office:value-type="float" office:value="0.00912664214445967">
                <text:p>0.009126642144459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4">
                <text:p>15.4</text:p>
              </table:table-cell>
              <table:table-cell office:value-type="float" office:value="0.00889839463898414">
                <text:p>0.00889839463898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5">
                <text:p>15.5</text:p>
              </table:table-cell>
              <table:table-cell office:value-type="float" office:value="0.0086821073180599">
                <text:p>0.00868210731805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6">
                <text:p>15.6</text:p>
              </table:table-cell>
              <table:table-cell office:value-type="float" office:value="0.00849428366965661">
                <text:p>0.008494283669656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7">
                <text:p>15.7</text:p>
              </table:table-cell>
              <table:table-cell office:value-type="float" office:value="0.00830505720855059">
                <text:p>0.008305057208550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8">
                <text:p>15.8</text:p>
              </table:table-cell>
              <table:table-cell office:value-type="float" office:value="0.00813258524712902">
                <text:p>0.0081325852471290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9">
                <text:p>15.9</text:p>
              </table:table-cell>
              <table:table-cell office:value-type="float" office:value="0.0079788351787597">
                <text:p>0.00797883517875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">
                <text:p>16</text:p>
              </table:table-cell>
              <table:table-cell office:value-type="float" office:value="0.00784092625210515">
                <text:p>0.007840926252105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.1">
                <text:p>16.1</text:p>
              </table:table-cell>
              <table:table-cell office:value-type="float" office:value="0.00769271243710441">
                <text:p>0.007692712437104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2">
                <text:p>16.2</text:p>
              </table:table-cell>
              <table:table-cell office:value-type="float" office:value="0.00759720277086658">
                <text:p>0.007597202770866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3">
                <text:p>16.3</text:p>
              </table:table-cell>
              <table:table-cell office:value-type="float" office:value="0.00747508945594367">
                <text:p>0.007475089455943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4">
                <text:p>16.4</text:p>
              </table:table-cell>
              <table:table-cell office:value-type="float" office:value="0.00735615444950289">
                <text:p>0.00735615444950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5">
                <text:p>16.5</text:p>
              </table:table-cell>
              <table:table-cell office:value-type="float" office:value="0.00726961360415973">
                <text:p>0.007269613604159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6">
                <text:p>16.6</text:p>
              </table:table-cell>
              <table:table-cell office:value-type="float" office:value="0.00718098603354615">
                <text:p>0.007180986033546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7">
                <text:p>16.7</text:p>
              </table:table-cell>
              <table:table-cell office:value-type="float" office:value="0.00710496135512158">
                <text:p>0.007104961355121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8">
                <text:p>16.8</text:p>
              </table:table-cell>
              <table:table-cell office:value-type="float" office:value="0.00704074387757412">
                <text:p>0.007040743877574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">
                <text:p>16.9</text:p>
              </table:table-cell>
              <table:table-cell office:value-type="float" office:value="0.00696125770386196">
                <text:p>0.00696125770386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0.00691419022123951">
                <text:p>0.00691419022123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1">
                <text:p>17.1</text:p>
              </table:table-cell>
              <table:table-cell office:value-type="float" office:value="0.00686561545315166">
                <text:p>0.006865615453151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2">
                <text:p>17.2</text:p>
              </table:table-cell>
              <table:table-cell office:value-type="float" office:value="0.00682319940926255">
                <text:p>0.006823199409262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3">
                <text:p>17.3</text:p>
              </table:table-cell>
              <table:table-cell office:value-type="float" office:value="0.00678578659720988">
                <text:p>0.006785786597209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4">
                <text:p>17.4</text:p>
              </table:table-cell>
              <table:table-cell office:value-type="float" office:value="0.00675516994233387">
                <text:p>0.006755169942333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5">
                <text:p>17.5</text:p>
              </table:table-cell>
              <table:table-cell office:value-type="float" office:value="0.00674269882136713">
                <text:p>0.006742698821367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